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Rank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figurations</text:p>
          </table:table-cell>
          <table:table-cell office:value-type="string">
            <text:p>Mean ranking</text:p>
          </table:table-cell>
          <table:table-cell office:value-type="string">
            <text:p>CTT_ud1/instances/DDS2.lp</text:p>
          </table:table-cell>
          <table:table-cell office:value-type="string">
            <text:p>CTT_ud1/instances/DDS3.lp</text:p>
          </table:table-cell>
          <table:table-cell office:value-type="string">
            <text:p>CTT_ud1/instances/DDS7.lp</text:p>
          </table:table-cell>
          <table:table-cell office:value-type="string">
            <text:p>CTT_ud1/instances/EA02.lp</text:p>
          </table:table-cell>
          <table:table-cell office:value-type="string">
            <text:p>CTT_ud1/instances/EA04.lp</text:p>
          </table:table-cell>
          <table:table-cell office:value-type="string">
            <text:p>CTT_ud1/instances/EA05.lp</text:p>
          </table:table-cell>
          <table:table-cell office:value-type="string">
            <text:p>CTT_ud1/instances/EA06.lp</text:p>
          </table:table-cell>
          <table:table-cell office:value-type="string">
            <text:p>CTT_ud1/instances/EA08.lp</text:p>
          </table:table-cell>
          <table:table-cell office:value-type="string">
            <text:p>CTT_ud1/instances/EA11.lp</text:p>
          </table:table-cell>
          <table:table-cell office:value-type="string">
            <text:p>CTT_ud1/instances/EA12.lp</text:p>
          </table:table-cell>
          <table:table-cell office:value-type="string">
            <text:p>CTT_ud1/instances/Udine6.lp</text:p>
          </table:table-cell>
          <table:table-cell office:value-type="string">
            <text:p>CTT_ud1/instances/comp11.lp</text:p>
          </table:table-cell>
          <table:table-cell office:value-type="string">
            <text:p>Card-4_Timetabling/ud1/instances/DDS2.lp</text:p>
          </table:table-cell>
          <table:table-cell office:value-type="string">
            <text:p>Card-4_Timetabling/ud1/instances/DDS3.lp</text:p>
          </table:table-cell>
          <table:table-cell office:value-type="string">
            <text:p>Card-4_Timetabling/ud1/instances/DDS7.lp</text:p>
          </table:table-cell>
          <table:table-cell office:value-type="string">
            <text:p>Card-4_Timetabling/ud1/instances/EA02.lp</text:p>
          </table:table-cell>
          <table:table-cell office:value-type="string">
            <text:p>Card-4_Timetabling/ud1/instances/EA04.lp</text:p>
          </table:table-cell>
          <table:table-cell office:value-type="string">
            <text:p>Card-4_Timetabling/ud1/instances/EA05.lp</text:p>
          </table:table-cell>
          <table:table-cell office:value-type="string">
            <text:p>Card-4_Timetabling/ud1/instances/EA06.lp</text:p>
          </table:table-cell>
          <table:table-cell office:value-type="string">
            <text:p>Card-4_Timetabling/ud1/instances/EA08.lp</text:p>
          </table:table-cell>
          <table:table-cell office:value-type="string">
            <text:p>Card-4_Timetabling/ud1/instances/EA11.lp</text:p>
          </table:table-cell>
          <table:table-cell office:value-type="string">
            <text:p>Card-4_Timetabling/ud1/instances/EA12.lp</text:p>
          </table:table-cell>
          <table:table-cell office:value-type="string">
            <text:p>Card-4_Timetabling/ud1/instances/Udine6.lp</text:p>
          </table:table-cell>
          <table:table-cell office:value-type="string">
            <text:p>Card-4_Timetabling/ud1/instances/comp11.lp</text:p>
          </table:table-cell>
          <table:table-cell office:value-type="string">
            <text:p>Card-4_aspComp2013/crossing/instances/0001-crossing_minimization-9-0.asp</text:p>
          </table:table-cell>
          <table:table-cell office:value-type="string">
            <text:p>Card-4_aspComp2013/crossing/instances/0002-crossing_minimization-9-0.asp</text:p>
          </table:table-cell>
          <table:table-cell office:value-type="string">
            <text:p>Card-4_aspComp2013/crossing/instances/0003-crossing_minimization-9-0.asp</text:p>
          </table:table-cell>
          <table:table-cell office:value-type="string">
            <text:p>Card-4_aspComp2013/crossing/instances/0004-crossing_minimization-9-0.asp</text:p>
          </table:table-cell>
          <table:table-cell office:value-type="string">
            <text:p>Card-4_aspComp2013/crossing/instances/0005-crossing_minimization-9-0.asp</text:p>
          </table:table-cell>
          <table:table-cell office:value-type="string">
            <text:p>Card-4_aspComp2013/crossing/instances/0006-crossing_minimization-9-0.asp</text:p>
          </table:table-cell>
          <table:table-cell office:value-type="string">
            <text:p>Card-4_aspComp2013/crossing/instances/0008-crossing_minimization-9-0.asp</text:p>
          </table:table-cell>
          <table:table-cell office:value-type="string">
            <text:p>Card-4_aspComp2013/crossing/instances/0009-crossing_minimization-9-0.asp</text:p>
          </table:table-cell>
          <table:table-cell office:value-type="string">
            <text:p>Card-4_aspComp2013/crossing/instances/0010-crossing_minimization-9-0.asp</text:p>
          </table:table-cell>
          <table:table-cell office:value-type="string">
            <text:p>Card-4_aspComp2013/crossing/instances/0022-crossing_minimization-8-0.asp</text:p>
          </table:table-cell>
          <table:table-cell office:value-type="string">
            <text:p>Card-4_aspComp2013/crossing/instances/0023-crossing_minimization-8-0.asp</text:p>
          </table:table-cell>
          <table:table-cell office:value-type="string">
            <text:p>Card-4_aspComp2013/crossing/instances/0024-crossing_minimization-8-0.asp</text:p>
          </table:table-cell>
          <table:table-cell office:value-type="string">
            <text:p>Card-4_aspComp2013/crossing/instances/0025-crossing_minimization-8-0.asp</text:p>
          </table:table-cell>
          <table:table-cell office:value-type="string">
            <text:p>Card-4_aspComp2013/crossing/instances/0027-crossing_minimization-8-0.asp</text:p>
          </table:table-cell>
          <table:table-cell office:value-type="string">
            <text:p>Card-4_aspComp2013/crossing/instances/0028-crossing_minimization-8-0.asp</text:p>
          </table:table-cell>
          <table:table-cell office:value-type="string">
            <text:p>Card-4_aspComp2013/crossing/instances/0029-crossing_minimization-8-0.asp</text:p>
          </table:table-cell>
          <table:table-cell office:value-type="string">
            <text:p>Card-4_aspComp2013/crossing/instances/0030-crossing_minimization-8-0.asp</text:p>
          </table:table-cell>
          <table:table-cell office:value-type="string">
            <text:p>Card-4_aspComp2013/crossing/instances/0039-crossing_minimization-9-0.asp</text:p>
          </table:table-cell>
          <table:table-cell office:value-type="string">
            <text:p>Card-4_aspComp2013/crossing/instances/0051-crossing_minimization-8-0.asp</text:p>
          </table:table-cell>
          <table:table-cell office:value-type="string">
            <text:p>Card-4_aspComp2013/crossing/instances/0052-crossing_minimization-8-0.asp</text:p>
          </table:table-cell>
          <table:table-cell office:value-type="string">
            <text:p>Card-4_aspComp2013/crossing/instances/0054-crossing_minimization-8-0.asp</text:p>
          </table:table-cell>
          <table:table-cell office:value-type="string">
            <text:p>Card-4_aspComp2013/crossing/instances/0055-crossing_minimization-8-0.asp</text:p>
          </table:table-cell>
          <table:table-cell office:value-type="string">
            <text:p>Card-4_aspComp2013/crossing/instances/0057-crossing_minimization-8-0.asp</text:p>
          </table:table-cell>
          <table:table-cell office:value-type="string">
            <text:p>Card-4_aspComp2013/crossing/instances/0074-crossing_minimization-8-0.asp</text:p>
          </table:table-cell>
          <table:table-cell office:value-type="string">
            <text:p>Card-4_bio-expansion/instances/9000/ins_9000_0_0444</text:p>
          </table:table-cell>
          <table:table-cell office:value-type="string">
            <text:p>Card-4_bio-expansion/instances/9000/ins_9000_1_0404</text:p>
          </table:table-cell>
          <table:table-cell office:value-type="string">
            <text:p>Card-4_bio-expansion/instances/9000/ins_9000_1_0414</text:p>
          </table:table-cell>
          <table:table-cell office:value-type="string">
            <text:p>Card-4_bio-expansion/instances/9000/ins_9000_1_0454</text:p>
          </table:table-cell>
          <table:table-cell office:value-type="string">
            <text:p>Card-4_bio-expansion/instances/9000/ins_9000_1_0464</text:p>
          </table:table-cell>
          <table:table-cell office:value-type="string">
            <text:p>Card-4_bio-expansion/instances/9000/ins_9000_1_0474</text:p>
          </table:table-cell>
          <table:table-cell office:value-type="string">
            <text:p>Card-4_bio-expansion/instances/9000/ins_9000_2_0434</text:p>
          </table:table-cell>
          <table:table-cell office:value-type="string">
            <text:p>Card-4_bio-expansion/instances/9000/ins_9000_2_0444</text:p>
          </table:table-cell>
          <table:table-cell office:value-type="string">
            <text:p>Card-4_bio-expansion/instances/9000/ins_9000_2_0474</text:p>
          </table:table-cell>
          <table:table-cell office:value-type="string">
            <text:p>Card-4_bio-expansion/instances/9000/ins_9000_2_0484</text:p>
          </table:table-cell>
          <table:table-cell office:value-type="string">
            <text:p>Card-4_bio-expansion/instances/9000/ins_9000_3_0404</text:p>
          </table:table-cell>
          <table:table-cell office:value-type="string">
            <text:p>Card-4_bio-expansion/instances/9000/ins_9000_3_0424</text:p>
          </table:table-cell>
          <table:table-cell office:value-type="string">
            <text:p>Card-4_bio-expansion/instances/9000/ins_9000_3_0444</text:p>
          </table:table-cell>
          <table:table-cell office:value-type="string">
            <text:p>Card-4_bio-expansion/instances/9000/ins_9000_4_0414</text:p>
          </table:table-cell>
          <table:table-cell office:value-type="string">
            <text:p>Card-4_bio-expansion/instances/9000/ins_9000_4_0444</text:p>
          </table:table-cell>
          <table:table-cell office:value-type="string">
            <text:p>Card-4_bio-expansion/instances/9000/ins_9000_5_0444</text:p>
          </table:table-cell>
          <table:table-cell office:value-type="string">
            <text:p>Card-4_bio-expansion/instances/9000/ins_9000_5_0464</text:p>
          </table:table-cell>
          <table:table-cell office:value-type="string">
            <text:p>Card-4_bio-expansion/instances/9000/ins_9000_5_0474</text:p>
          </table:table-cell>
          <table:table-cell office:value-type="string">
            <text:p>Card-4_bio-expansion/instances/9000/ins_9000_6_0424</text:p>
          </table:table-cell>
          <table:table-cell office:value-type="string">
            <text:p>Card-4_bio-expansion/instances/9000/ins_9000_6_0444</text:p>
          </table:table-cell>
          <table:table-cell office:value-type="string">
            <text:p>Card-4_bio-expansion/instances/9000/ins_9000_6_0474</text:p>
          </table:table-cell>
          <table:table-cell office:value-type="string">
            <text:p>Card-4_bio-expansion/instances/9000/ins_9000_7_0444</text:p>
          </table:table-cell>
          <table:table-cell office:value-type="string">
            <text:p>Card-4_bio-expansion/instances/9000/ins_9000_7_0454</text:p>
          </table:table-cell>
          <table:table-cell office:value-type="string">
            <text:p>Card-4_bio-expansion/instances/9000/ins_9000_8_0424</text:p>
          </table:table-cell>
          <table:table-cell office:value-type="string">
            <text:p>Card-4_bio-expansion/instances/9000/ins_9000_8_0434</text:p>
          </table:table-cell>
          <table:table-cell office:value-type="string">
            <text:p>Card-4_bio-expansion/instances/9000/ins_9000_9_0414</text:p>
          </table:table-cell>
          <table:table-cell office:value-type="string">
            <text:p>Card-4_bio-expansion/instances/9000/ins_9000_9_0424</text:p>
          </table:table-cell>
          <table:table-cell office:value-type="string">
            <text:p>Card-4_bio-expansion/instances/9000/ins_9000_9_0454</text:p>
          </table:table-cell>
          <table:table-cell office:value-type="string">
            <text:p>Card-4_bio-expansion/instances/9000/ins_9000_9_0464</text:p>
          </table:table-cell>
          <table:table-cell office:value-type="string">
            <text:p>Card-4_bio-expansion/instances/9000/ins_9000_9_0474</text:p>
          </table:table-cell>
          <table:table-cell office:value-type="string">
            <text:p>Card-4_bio-repair/instances/Stat_vs_Exp/15/Stat_vs_Exp_103_15.lp</text:p>
          </table:table-cell>
          <table:table-cell office:value-type="string">
            <text:p>Card-4_bio-repair/instances/Stat_vs_Exp/15/Stat_vs_Exp_105_15.lp</text:p>
          </table:table-cell>
          <table:table-cell office:value-type="string">
            <text:p>Card-4_bio-repair/instances/Stat_vs_Exp/15/Stat_vs_Exp_108_15.lp</text:p>
          </table:table-cell>
          <table:table-cell office:value-type="string">
            <text:p>Card-4_bio-repair/instances/Stat_vs_Exp/15/Stat_vs_Exp_110_15.lp</text:p>
          </table:table-cell>
          <table:table-cell office:value-type="string">
            <text:p>Card-4_bio-repair/instances/Stat_vs_Exp/15/Stat_vs_Exp_116_15.lp</text:p>
          </table:table-cell>
          <table:table-cell office:value-type="string">
            <text:p>Card-4_bio-repair/instances/Stat_vs_Exp/15/Stat_vs_Exp_119_15.lp</text:p>
          </table:table-cell>
          <table:table-cell office:value-type="string">
            <text:p>Card-4_bio-repair/instances/Stat_vs_Exp/15/Stat_vs_Exp_12_15.lp</text:p>
          </table:table-cell>
          <table:table-cell office:value-type="string">
            <text:p>Card-4_bio-repair/instances/Stat_vs_Exp/15/Stat_vs_Exp_133_15.lp</text:p>
          </table:table-cell>
          <table:table-cell office:value-type="string">
            <text:p>Card-4_bio-repair/instances/Stat_vs_Exp/15/Stat_vs_Exp_137_15.lp</text:p>
          </table:table-cell>
          <table:table-cell office:value-type="string">
            <text:p>Card-4_bio-repair/instances/Stat_vs_Exp/15/Stat_vs_Exp_140_15.lp</text:p>
          </table:table-cell>
          <table:table-cell office:value-type="string">
            <text:p>Card-4_bio-repair/instances/Stat_vs_Exp/15/Stat_vs_Exp_146_15.lp</text:p>
          </table:table-cell>
          <table:table-cell office:value-type="string">
            <text:p>Card-4_bio-repair/instances/Stat_vs_Exp/15/Stat_vs_Exp_147_15.lp</text:p>
          </table:table-cell>
          <table:table-cell office:value-type="string">
            <text:p>Card-4_bio-repair/instances/Stat_vs_Exp/15/Stat_vs_Exp_151_15.lp</text:p>
          </table:table-cell>
          <table:table-cell office:value-type="string">
            <text:p>Card-4_bio-repair/instances/Stat_vs_Exp/15/Stat_vs_Exp_157_15.lp</text:p>
          </table:table-cell>
          <table:table-cell office:value-type="string">
            <text:p>Card-4_bio-repair/instances/Stat_vs_Exp/15/Stat_vs_Exp_171_15.lp</text:p>
          </table:table-cell>
          <table:table-cell office:value-type="string">
            <text:p>Card-4_bio-repair/instances/Stat_vs_Exp/15/Stat_vs_Exp_173_15.lp</text:p>
          </table:table-cell>
          <table:table-cell office:value-type="string">
            <text:p>Card-4_bio-repair/instances/Stat_vs_Exp/15/Stat_vs_Exp_17_15.lp</text:p>
          </table:table-cell>
          <table:table-cell office:value-type="string">
            <text:p>Card-4_bio-repair/instances/Stat_vs_Exp/15/Stat_vs_Exp_190_15.lp</text:p>
          </table:table-cell>
          <table:table-cell office:value-type="string">
            <text:p>Card-4_bio-repair/instances/Stat_vs_Exp/15/Stat_vs_Exp_195_15.lp</text:p>
          </table:table-cell>
          <table:table-cell office:value-type="string">
            <text:p>Card-4_bio-repair/instances/Stat_vs_Exp/15/Stat_vs_Exp_1_15.lp</text:p>
          </table:table-cell>
          <table:table-cell office:value-type="string">
            <text:p>Card-4_bio-repair/instances/Stat_vs_Exp/15/Stat_vs_Exp_30_15.lp</text:p>
          </table:table-cell>
          <table:table-cell office:value-type="string">
            <text:p>Card-4_bio-repair/instances/Stat_vs_Exp/15/Stat_vs_Exp_3_15.lp</text:p>
          </table:table-cell>
          <table:table-cell office:value-type="string">
            <text:p>Card-4_bio-repair/instances/Stat_vs_Exp/15/Stat_vs_Exp_44_15.lp</text:p>
          </table:table-cell>
          <table:table-cell office:value-type="string">
            <text:p>Card-4_bio-repair/instances/Stat_vs_Exp/15/Stat_vs_Exp_46_15.lp</text:p>
          </table:table-cell>
          <table:table-cell office:value-type="string">
            <text:p>Card-4_bio-repair/instances/Stat_vs_Exp/15/Stat_vs_Exp_54_15.lp</text:p>
          </table:table-cell>
          <table:table-cell office:value-type="string">
            <text:p>Card-4_bio-repair/instances/Stat_vs_Exp/15/Stat_vs_Exp_56_15.lp</text:p>
          </table:table-cell>
          <table:table-cell office:value-type="string">
            <text:p>Card-4_bio-repair/instances/Stat_vs_Exp/15/Stat_vs_Exp_57_15.lp</text:p>
          </table:table-cell>
          <table:table-cell office:value-type="string">
            <text:p>Card-4_bio-repair/instances/Stat_vs_Exp/15/Stat_vs_Exp_63_15.lp</text:p>
          </table:table-cell>
          <table:table-cell office:value-type="string">
            <text:p>Card-4_bio-repair/instances/Stat_vs_Exp/15/Stat_vs_Exp_67_15.lp</text:p>
          </table:table-cell>
          <table:table-cell office:value-type="string">
            <text:p>Card-4_bio-repair/instances/Stat_vs_Exp/15/Stat_vs_Exp_69_15.lp</text:p>
          </table:table-cell>
          <table:table-cell office:value-type="string">
            <text:p>Card-4_dse/2x2/instances/app0-260-5-4.facts</text:p>
          </table:table-cell>
          <table:table-cell office:value-type="string">
            <text:p>Card-4_dse/2x2/instances/app114-210-3-6.facts</text:p>
          </table:table-cell>
          <table:table-cell office:value-type="string">
            <text:p>Card-4_dse/2x2/instances/app13-219-5-4.facts</text:p>
          </table:table-cell>
          <table:table-cell office:value-type="string">
            <text:p>Card-4_dse/2x2/instances/app136-210-3-6.facts</text:p>
          </table:table-cell>
          <table:table-cell office:value-type="string">
            <text:p>Card-4_dse/2x2/instances/app14-319-7-6.facts</text:p>
          </table:table-cell>
          <table:table-cell office:value-type="string">
            <text:p>Card-4_dse/2x2/instances/app147-300-3-6.facts</text:p>
          </table:table-cell>
          <table:table-cell office:value-type="string">
            <text:p>Card-4_dse/2x2/instances/app15-270-5-4.facts</text:p>
          </table:table-cell>
          <table:table-cell office:value-type="string">
            <text:p>Card-4_dse/2x2/instances/app157-339-3-6.facts</text:p>
          </table:table-cell>
          <table:table-cell office:value-type="string">
            <text:p>Card-4_dse/2x2/instances/app164-339-3-6.facts</text:p>
          </table:table-cell>
          <table:table-cell office:value-type="string">
            <text:p>Card-4_dse/2x2/instances/app167-339-3-6.facts</text:p>
          </table:table-cell>
          <table:table-cell office:value-type="string">
            <text:p>Card-4_dse/2x2/instances/app18-379-7-6.facts</text:p>
          </table:table-cell>
          <table:table-cell office:value-type="string">
            <text:p>Card-4_dse/2x2/instances/app19-400-5-4.facts</text:p>
          </table:table-cell>
          <table:table-cell office:value-type="string">
            <text:p>Card-4_dse/2x2/instances/app196-210-3-6.facts</text:p>
          </table:table-cell>
          <table:table-cell office:value-type="string">
            <text:p>Card-4_dse/2x2/instances/app41-400-5-4.facts</text:p>
          </table:table-cell>
          <table:table-cell office:value-type="string">
            <text:p>Card-4_dse/2x2/instances/app44-219-5-4.facts</text:p>
          </table:table-cell>
          <table:table-cell office:value-type="string">
            <text:p>Card-4_dse/2x2/instances/app47-219-3-2.facts</text:p>
          </table:table-cell>
          <table:table-cell office:value-type="string">
            <text:p>Card-4_dse/2x2/instances/app49-210-5-4.facts</text:p>
          </table:table-cell>
          <table:table-cell office:value-type="string">
            <text:p>Card-4_dse/2x2/instances/app53-379-7-6.facts</text:p>
          </table:table-cell>
          <table:table-cell office:value-type="string">
            <text:p>Card-4_dse/2x2/instances/app58-259-7-6.facts</text:p>
          </table:table-cell>
          <table:table-cell office:value-type="string">
            <text:p>Card-4_dse/2x2/instances/app6-209-10-9.facts</text:p>
          </table:table-cell>
          <table:table-cell office:value-type="string">
            <text:p>Card-4_dse/2x2/instances/app63-360-5-4.facts</text:p>
          </table:table-cell>
          <table:table-cell office:value-type="string">
            <text:p>Card-4_dse/2x2/instances/app71-240-3-2.facts</text:p>
          </table:table-cell>
          <table:table-cell office:value-type="string">
            <text:p>Card-4_dse/2x2/instances/app72-219-3-2.facts</text:p>
          </table:table-cell>
          <table:table-cell office:value-type="string">
            <text:p>Card-4_dse/2x2/instances/app76-210-5-4.facts</text:p>
          </table:table-cell>
          <table:table-cell office:value-type="string">
            <text:p>Card-4_dse/2x2/instances/app8-240-5-4.facts</text:p>
          </table:table-cell>
          <table:table-cell office:value-type="string">
            <text:p>Card-4_dse/2x2/instances/app84-240-3-2.facts</text:p>
          </table:table-cell>
          <table:table-cell office:value-type="string">
            <text:p>Card-4_dse/2x2/instances/app85-339-3-2.facts</text:p>
          </table:table-cell>
          <table:table-cell office:value-type="string">
            <text:p>Card-4_dse/2x2/instances/app87-209-10-9.facts</text:p>
          </table:table-cell>
          <table:table-cell office:value-type="string">
            <text:p>Card-4_dse/2x2/instances/app9-379-7-6.facts</text:p>
          </table:table-cell>
          <table:table-cell office:value-type="string">
            <text:p>Card-4_dse/2x2/instances/app90-360-5-4.facts</text:p>
          </table:table-cell>
          <table:table-cell office:value-type="string">
            <text:p>Card-4_dse/3x3/instances/app0-260-5-4.facts</text:p>
          </table:table-cell>
          <table:table-cell office:value-type="string">
            <text:p>Card-4_dse/3x3/instances/app114-210-3-6.facts</text:p>
          </table:table-cell>
          <table:table-cell office:value-type="string">
            <text:p>Card-4_dse/3x3/instances/app13-219-5-4.facts</text:p>
          </table:table-cell>
          <table:table-cell office:value-type="string">
            <text:p>Card-4_dse/3x3/instances/app136-210-3-6.facts</text:p>
          </table:table-cell>
          <table:table-cell office:value-type="string">
            <text:p>Card-4_dse/3x3/instances/app14-319-7-6.facts</text:p>
          </table:table-cell>
          <table:table-cell office:value-type="string">
            <text:p>Card-4_dse/3x3/instances/app147-300-3-6.facts</text:p>
          </table:table-cell>
          <table:table-cell office:value-type="string">
            <text:p>Card-4_dse/3x3/instances/app15-270-5-4.facts</text:p>
          </table:table-cell>
          <table:table-cell office:value-type="string">
            <text:p>Card-4_dse/3x3/instances/app157-339-3-6.facts</text:p>
          </table:table-cell>
          <table:table-cell office:value-type="string">
            <text:p>Card-4_dse/3x3/instances/app164-339-3-6.facts</text:p>
          </table:table-cell>
          <table:table-cell office:value-type="string">
            <text:p>Card-4_dse/3x3/instances/app167-339-3-6.facts</text:p>
          </table:table-cell>
          <table:table-cell office:value-type="string">
            <text:p>Card-4_dse/3x3/instances/app18-379-7-6.facts</text:p>
          </table:table-cell>
          <table:table-cell office:value-type="string">
            <text:p>Card-4_dse/3x3/instances/app19-400-5-4.facts</text:p>
          </table:table-cell>
          <table:table-cell office:value-type="string">
            <text:p>Card-4_dse/3x3/instances/app196-210-3-6.facts</text:p>
          </table:table-cell>
          <table:table-cell office:value-type="string">
            <text:p>Card-4_dse/3x3/instances/app41-400-5-4.facts</text:p>
          </table:table-cell>
          <table:table-cell office:value-type="string">
            <text:p>Card-4_dse/3x3/instances/app44-219-5-4.facts</text:p>
          </table:table-cell>
          <table:table-cell office:value-type="string">
            <text:p>Card-4_dse/3x3/instances/app47-219-3-2.facts</text:p>
          </table:table-cell>
          <table:table-cell office:value-type="string">
            <text:p>Card-4_dse/3x3/instances/app49-210-5-4.facts</text:p>
          </table:table-cell>
          <table:table-cell office:value-type="string">
            <text:p>Card-4_dse/3x3/instances/app53-379-7-6.facts</text:p>
          </table:table-cell>
          <table:table-cell office:value-type="string">
            <text:p>Card-4_dse/3x3/instances/app58-259-7-6.facts</text:p>
          </table:table-cell>
          <table:table-cell office:value-type="string">
            <text:p>Card-4_dse/3x3/instances/app6-209-10-9.facts</text:p>
          </table:table-cell>
          <table:table-cell office:value-type="string">
            <text:p>Card-4_dse/3x3/instances/app63-360-5-4.facts</text:p>
          </table:table-cell>
          <table:table-cell office:value-type="string">
            <text:p>Card-4_dse/3x3/instances/app71-240-3-2.facts</text:p>
          </table:table-cell>
          <table:table-cell office:value-type="string">
            <text:p>Card-4_dse/3x3/instances/app72-219-3-2.facts</text:p>
          </table:table-cell>
          <table:table-cell office:value-type="string">
            <text:p>Card-4_dse/3x3/instances/app76-210-5-4.facts</text:p>
          </table:table-cell>
          <table:table-cell office:value-type="string">
            <text:p>Card-4_dse/3x3/instances/app8-240-5-4.facts</text:p>
          </table:table-cell>
          <table:table-cell office:value-type="string">
            <text:p>Card-4_dse/3x3/instances/app84-240-3-2.facts</text:p>
          </table:table-cell>
          <table:table-cell office:value-type="string">
            <text:p>Card-4_dse/3x3/instances/app85-339-3-2.facts</text:p>
          </table:table-cell>
          <table:table-cell office:value-type="string">
            <text:p>Card-4_dse/3x3/instances/app87-209-10-9.facts</text:p>
          </table:table-cell>
          <table:table-cell office:value-type="string">
            <text:p>Card-4_dse/3x3/instances/app9-379-7-6.facts</text:p>
          </table:table-cell>
          <table:table-cell office:value-type="string">
            <text:p>Card-4_dse/3x3/instances/app90-360-5-4.facts</text:p>
          </table:table-cell>
          <table:table-cell office:value-type="string">
            <text:p>Card-4_iscas85/instances/c3540/c3540.lp.1.3</text:p>
          </table:table-cell>
          <table:table-cell office:value-type="string">
            <text:p>Card-4_iscas85/instances/c3540/c3540.lp.1.4</text:p>
          </table:table-cell>
          <table:table-cell office:value-type="string">
            <text:p>Card-4_iscas85/instances/c3540/c3540.lp.1.5</text:p>
          </table:table-cell>
          <table:table-cell office:value-type="string">
            <text:p>Card-4_iscas85/instances/c3540/c3540.lp.1.6</text:p>
          </table:table-cell>
          <table:table-cell office:value-type="string">
            <text:p>Card-4_iscas85/instances/c3540/c3540.lp.1.7</text:p>
          </table:table-cell>
          <table:table-cell office:value-type="string">
            <text:p>Card-4_iscas85/instances/c3540/c3540.lp.1.8</text:p>
          </table:table-cell>
          <table:table-cell office:value-type="string">
            <text:p>Card-4_iscas85/instances/c3540/c3540.lp.10.4</text:p>
          </table:table-cell>
          <table:table-cell office:value-type="string">
            <text:p>Card-4_iscas85/instances/c3540/c3540.lp.10.5</text:p>
          </table:table-cell>
          <table:table-cell office:value-type="string">
            <text:p>Card-4_iscas85/instances/c3540/c3540.lp.10.7</text:p>
          </table:table-cell>
          <table:table-cell office:value-type="string">
            <text:p>Card-4_iscas85/instances/c3540/c3540.lp.10.8</text:p>
          </table:table-cell>
          <table:table-cell office:value-type="string">
            <text:p>Card-4_iscas85/instances/c3540/c3540.lp.2.3</text:p>
          </table:table-cell>
          <table:table-cell office:value-type="string">
            <text:p>Card-4_iscas85/instances/c3540/c3540.lp.2.4</text:p>
          </table:table-cell>
          <table:table-cell office:value-type="string">
            <text:p>Card-4_iscas85/instances/c3540/c3540.lp.3.3</text:p>
          </table:table-cell>
          <table:table-cell office:value-type="string">
            <text:p>Card-4_iscas85/instances/c3540/c3540.lp.3.4</text:p>
          </table:table-cell>
          <table:table-cell office:value-type="string">
            <text:p>Card-4_iscas85/instances/c3540/c3540.lp.4.2</text:p>
          </table:table-cell>
          <table:table-cell office:value-type="string">
            <text:p>Card-4_iscas85/instances/c3540/c3540.lp.4.4</text:p>
          </table:table-cell>
          <table:table-cell office:value-type="string">
            <text:p>Card-4_iscas85/instances/c3540/c3540.lp.4.6</text:p>
          </table:table-cell>
          <table:table-cell office:value-type="string">
            <text:p>Card-4_iscas85/instances/c3540/c3540.lp.4.8</text:p>
          </table:table-cell>
          <table:table-cell office:value-type="string">
            <text:p>Card-4_iscas85/instances/c3540/c3540.lp.5.3</text:p>
          </table:table-cell>
          <table:table-cell office:value-type="string">
            <text:p>Card-4_iscas85/instances/c3540/c3540.lp.5.4</text:p>
          </table:table-cell>
          <table:table-cell office:value-type="string">
            <text:p>Card-4_iscas85/instances/c3540/c3540.lp.5.5</text:p>
          </table:table-cell>
          <table:table-cell office:value-type="string">
            <text:p>Card-4_iscas85/instances/c3540/c3540.lp.5.6</text:p>
          </table:table-cell>
          <table:table-cell office:value-type="string">
            <text:p>Card-4_iscas85/instances/c3540/c3540.lp.6.4</text:p>
          </table:table-cell>
          <table:table-cell office:value-type="string">
            <text:p>Card-4_iscas85/instances/c3540/c3540.lp.7.3</text:p>
          </table:table-cell>
          <table:table-cell office:value-type="string">
            <text:p>Card-4_iscas85/instances/c3540/c3540.lp.8.3</text:p>
          </table:table-cell>
          <table:table-cell office:value-type="string">
            <text:p>Card-4_iscas85/instances/c3540/c3540.lp.8.4</text:p>
          </table:table-cell>
          <table:table-cell office:value-type="string">
            <text:p>Card-4_iscas85/instances/c3540/c3540.lp.9.2</text:p>
          </table:table-cell>
          <table:table-cell office:value-type="string">
            <text:p>Card-4_iscas85/instances/c3540/c3540.lp.9.3</text:p>
          </table:table-cell>
          <table:table-cell office:value-type="string">
            <text:p>Card-4_iscas85/instances/c3540/c3540.lp.9.4</text:p>
          </table:table-cell>
          <table:table-cell office:value-type="string">
            <text:p>Card-4_iscas85/instances/c3540/c3540.lp.9.5</text:p>
          </table:table-cell>
          <table:table-cell office:value-type="string">
            <text:p>Card-8_Timetabling/ud1/instances/DDS2.lp</text:p>
          </table:table-cell>
          <table:table-cell office:value-type="string">
            <text:p>Card-8_Timetabling/ud1/instances/DDS3.lp</text:p>
          </table:table-cell>
          <table:table-cell office:value-type="string">
            <text:p>Card-8_Timetabling/ud1/instances/DDS7.lp</text:p>
          </table:table-cell>
          <table:table-cell office:value-type="string">
            <text:p>Card-8_Timetabling/ud1/instances/EA02.lp</text:p>
          </table:table-cell>
          <table:table-cell office:value-type="string">
            <text:p>Card-8_Timetabling/ud1/instances/EA04.lp</text:p>
          </table:table-cell>
          <table:table-cell office:value-type="string">
            <text:p>Card-8_Timetabling/ud1/instances/EA05.lp</text:p>
          </table:table-cell>
          <table:table-cell office:value-type="string">
            <text:p>Card-8_Timetabling/ud1/instances/EA06.lp</text:p>
          </table:table-cell>
          <table:table-cell office:value-type="string">
            <text:p>Card-8_Timetabling/ud1/instances/EA08.lp</text:p>
          </table:table-cell>
          <table:table-cell office:value-type="string">
            <text:p>Card-8_Timetabling/ud1/instances/EA11.lp</text:p>
          </table:table-cell>
          <table:table-cell office:value-type="string">
            <text:p>Card-8_Timetabling/ud1/instances/EA12.lp</text:p>
          </table:table-cell>
          <table:table-cell office:value-type="string">
            <text:p>Card-8_Timetabling/ud1/instances/Udine6.lp</text:p>
          </table:table-cell>
          <table:table-cell office:value-type="string">
            <text:p>Card-8_Timetabling/ud1/instances/comp11.lp</text:p>
          </table:table-cell>
          <table:table-cell office:value-type="string">
            <text:p>Card-8_aspComp2013/crossing/instances/0001-crossing_minimization-9-0.asp</text:p>
          </table:table-cell>
          <table:table-cell office:value-type="string">
            <text:p>Card-8_aspComp2013/crossing/instances/0002-crossing_minimization-9-0.asp</text:p>
          </table:table-cell>
          <table:table-cell office:value-type="string">
            <text:p>Card-8_aspComp2013/crossing/instances/0003-crossing_minimization-9-0.asp</text:p>
          </table:table-cell>
          <table:table-cell office:value-type="string">
            <text:p>Card-8_aspComp2013/crossing/instances/0004-crossing_minimization-9-0.asp</text:p>
          </table:table-cell>
          <table:table-cell office:value-type="string">
            <text:p>Card-8_aspComp2013/crossing/instances/0005-crossing_minimization-9-0.asp</text:p>
          </table:table-cell>
          <table:table-cell office:value-type="string">
            <text:p>Card-8_aspComp2013/crossing/instances/0006-crossing_minimization-9-0.asp</text:p>
          </table:table-cell>
          <table:table-cell office:value-type="string">
            <text:p>Card-8_aspComp2013/crossing/instances/0008-crossing_minimization-9-0.asp</text:p>
          </table:table-cell>
          <table:table-cell office:value-type="string">
            <text:p>Card-8_aspComp2013/crossing/instances/0009-crossing_minimization-9-0.asp</text:p>
          </table:table-cell>
          <table:table-cell office:value-type="string">
            <text:p>Card-8_aspComp2013/crossing/instances/0010-crossing_minimization-9-0.asp</text:p>
          </table:table-cell>
          <table:table-cell office:value-type="string">
            <text:p>Card-8_aspComp2013/crossing/instances/0022-crossing_minimization-8-0.asp</text:p>
          </table:table-cell>
          <table:table-cell office:value-type="string">
            <text:p>Card-8_aspComp2013/crossing/instances/0023-crossing_minimization-8-0.asp</text:p>
          </table:table-cell>
          <table:table-cell office:value-type="string">
            <text:p>Card-8_aspComp2013/crossing/instances/0024-crossing_minimization-8-0.asp</text:p>
          </table:table-cell>
          <table:table-cell office:value-type="string">
            <text:p>Card-8_aspComp2013/crossing/instances/0025-crossing_minimization-8-0.asp</text:p>
          </table:table-cell>
          <table:table-cell office:value-type="string">
            <text:p>Card-8_aspComp2013/crossing/instances/0027-crossing_minimization-8-0.asp</text:p>
          </table:table-cell>
          <table:table-cell office:value-type="string">
            <text:p>Card-8_aspComp2013/crossing/instances/0028-crossing_minimization-8-0.asp</text:p>
          </table:table-cell>
          <table:table-cell office:value-type="string">
            <text:p>Card-8_aspComp2013/crossing/instances/0029-crossing_minimization-8-0.asp</text:p>
          </table:table-cell>
          <table:table-cell office:value-type="string">
            <text:p>Card-8_aspComp2013/crossing/instances/0030-crossing_minimization-8-0.asp</text:p>
          </table:table-cell>
          <table:table-cell office:value-type="string">
            <text:p>Card-8_aspComp2013/crossing/instances/0039-crossing_minimization-9-0.asp</text:p>
          </table:table-cell>
          <table:table-cell office:value-type="string">
            <text:p>Card-8_aspComp2013/crossing/instances/0051-crossing_minimization-8-0.asp</text:p>
          </table:table-cell>
          <table:table-cell office:value-type="string">
            <text:p>Card-8_aspComp2013/crossing/instances/0052-crossing_minimization-8-0.asp</text:p>
          </table:table-cell>
          <table:table-cell office:value-type="string">
            <text:p>Card-8_aspComp2013/crossing/instances/0054-crossing_minimization-8-0.asp</text:p>
          </table:table-cell>
          <table:table-cell office:value-type="string">
            <text:p>Card-8_aspComp2013/crossing/instances/0055-crossing_minimization-8-0.asp</text:p>
          </table:table-cell>
          <table:table-cell office:value-type="string">
            <text:p>Card-8_aspComp2013/crossing/instances/0057-crossing_minimization-8-0.asp</text:p>
          </table:table-cell>
          <table:table-cell office:value-type="string">
            <text:p>Card-8_aspComp2013/crossing/instances/0074-crossing_minimization-8-0.asp</text:p>
          </table:table-cell>
          <table:table-cell office:value-type="string">
            <text:p>Card-8_bio-expansion/instances/9000/ins_9000_0_0444</text:p>
          </table:table-cell>
          <table:table-cell office:value-type="string">
            <text:p>Card-8_bio-expansion/instances/9000/ins_9000_1_0404</text:p>
          </table:table-cell>
          <table:table-cell office:value-type="string">
            <text:p>Card-8_bio-expansion/instances/9000/ins_9000_1_0414</text:p>
          </table:table-cell>
          <table:table-cell office:value-type="string">
            <text:p>Card-8_bio-expansion/instances/9000/ins_9000_1_0454</text:p>
          </table:table-cell>
          <table:table-cell office:value-type="string">
            <text:p>Card-8_bio-expansion/instances/9000/ins_9000_1_0464</text:p>
          </table:table-cell>
          <table:table-cell office:value-type="string">
            <text:p>Card-8_bio-expansion/instances/9000/ins_9000_1_0474</text:p>
          </table:table-cell>
          <table:table-cell office:value-type="string">
            <text:p>Card-8_bio-expansion/instances/9000/ins_9000_2_0434</text:p>
          </table:table-cell>
          <table:table-cell office:value-type="string">
            <text:p>Card-8_bio-expansion/instances/9000/ins_9000_2_0444</text:p>
          </table:table-cell>
          <table:table-cell office:value-type="string">
            <text:p>Card-8_bio-expansion/instances/9000/ins_9000_2_0474</text:p>
          </table:table-cell>
          <table:table-cell office:value-type="string">
            <text:p>Card-8_bio-expansion/instances/9000/ins_9000_2_0484</text:p>
          </table:table-cell>
          <table:table-cell office:value-type="string">
            <text:p>Card-8_bio-expansion/instances/9000/ins_9000_3_0404</text:p>
          </table:table-cell>
          <table:table-cell office:value-type="string">
            <text:p>Card-8_bio-expansion/instances/9000/ins_9000_3_0424</text:p>
          </table:table-cell>
          <table:table-cell office:value-type="string">
            <text:p>Card-8_bio-expansion/instances/9000/ins_9000_3_0444</text:p>
          </table:table-cell>
          <table:table-cell office:value-type="string">
            <text:p>Card-8_bio-expansion/instances/9000/ins_9000_4_0414</text:p>
          </table:table-cell>
          <table:table-cell office:value-type="string">
            <text:p>Card-8_bio-expansion/instances/9000/ins_9000_4_0444</text:p>
          </table:table-cell>
          <table:table-cell office:value-type="string">
            <text:p>Card-8_bio-expansion/instances/9000/ins_9000_5_0444</text:p>
          </table:table-cell>
          <table:table-cell office:value-type="string">
            <text:p>Card-8_bio-expansion/instances/9000/ins_9000_5_0464</text:p>
          </table:table-cell>
          <table:table-cell office:value-type="string">
            <text:p>Card-8_bio-expansion/instances/9000/ins_9000_5_0474</text:p>
          </table:table-cell>
          <table:table-cell office:value-type="string">
            <text:p>Card-8_bio-expansion/instances/9000/ins_9000_6_0424</text:p>
          </table:table-cell>
          <table:table-cell office:value-type="string">
            <text:p>Card-8_bio-expansion/instances/9000/ins_9000_6_0444</text:p>
          </table:table-cell>
          <table:table-cell office:value-type="string">
            <text:p>Card-8_bio-expansion/instances/9000/ins_9000_6_0474</text:p>
          </table:table-cell>
          <table:table-cell office:value-type="string">
            <text:p>Card-8_bio-expansion/instances/9000/ins_9000_7_0444</text:p>
          </table:table-cell>
          <table:table-cell office:value-type="string">
            <text:p>Card-8_bio-expansion/instances/9000/ins_9000_7_0454</text:p>
          </table:table-cell>
          <table:table-cell office:value-type="string">
            <text:p>Card-8_bio-expansion/instances/9000/ins_9000_8_0424</text:p>
          </table:table-cell>
          <table:table-cell office:value-type="string">
            <text:p>Card-8_bio-expansion/instances/9000/ins_9000_8_0434</text:p>
          </table:table-cell>
          <table:table-cell office:value-type="string">
            <text:p>Card-8_bio-expansion/instances/9000/ins_9000_9_0414</text:p>
          </table:table-cell>
          <table:table-cell office:value-type="string">
            <text:p>Card-8_bio-expansion/instances/9000/ins_9000_9_0424</text:p>
          </table:table-cell>
          <table:table-cell office:value-type="string">
            <text:p>Card-8_bio-expansion/instances/9000/ins_9000_9_0454</text:p>
          </table:table-cell>
          <table:table-cell office:value-type="string">
            <text:p>Card-8_bio-expansion/instances/9000/ins_9000_9_0464</text:p>
          </table:table-cell>
          <table:table-cell office:value-type="string">
            <text:p>Card-8_bio-expansion/instances/9000/ins_9000_9_0474</text:p>
          </table:table-cell>
          <table:table-cell office:value-type="string">
            <text:p>Card-8_bio-repair/instances/Stat_vs_Exp/15/Stat_vs_Exp_103_15.lp</text:p>
          </table:table-cell>
          <table:table-cell office:value-type="string">
            <text:p>Card-8_bio-repair/instances/Stat_vs_Exp/15/Stat_vs_Exp_105_15.lp</text:p>
          </table:table-cell>
          <table:table-cell office:value-type="string">
            <text:p>Card-8_bio-repair/instances/Stat_vs_Exp/15/Stat_vs_Exp_108_15.lp</text:p>
          </table:table-cell>
          <table:table-cell office:value-type="string">
            <text:p>Card-8_bio-repair/instances/Stat_vs_Exp/15/Stat_vs_Exp_110_15.lp</text:p>
          </table:table-cell>
          <table:table-cell office:value-type="string">
            <text:p>Card-8_bio-repair/instances/Stat_vs_Exp/15/Stat_vs_Exp_116_15.lp</text:p>
          </table:table-cell>
          <table:table-cell office:value-type="string">
            <text:p>Card-8_bio-repair/instances/Stat_vs_Exp/15/Stat_vs_Exp_119_15.lp</text:p>
          </table:table-cell>
          <table:table-cell office:value-type="string">
            <text:p>Card-8_bio-repair/instances/Stat_vs_Exp/15/Stat_vs_Exp_12_15.lp</text:p>
          </table:table-cell>
          <table:table-cell office:value-type="string">
            <text:p>Card-8_bio-repair/instances/Stat_vs_Exp/15/Stat_vs_Exp_133_15.lp</text:p>
          </table:table-cell>
          <table:table-cell office:value-type="string">
            <text:p>Card-8_bio-repair/instances/Stat_vs_Exp/15/Stat_vs_Exp_137_15.lp</text:p>
          </table:table-cell>
          <table:table-cell office:value-type="string">
            <text:p>Card-8_bio-repair/instances/Stat_vs_Exp/15/Stat_vs_Exp_140_15.lp</text:p>
          </table:table-cell>
          <table:table-cell office:value-type="string">
            <text:p>Card-8_bio-repair/instances/Stat_vs_Exp/15/Stat_vs_Exp_146_15.lp</text:p>
          </table:table-cell>
          <table:table-cell office:value-type="string">
            <text:p>Card-8_bio-repair/instances/Stat_vs_Exp/15/Stat_vs_Exp_147_15.lp</text:p>
          </table:table-cell>
          <table:table-cell office:value-type="string">
            <text:p>Card-8_bio-repair/instances/Stat_vs_Exp/15/Stat_vs_Exp_151_15.lp</text:p>
          </table:table-cell>
          <table:table-cell office:value-type="string">
            <text:p>Card-8_bio-repair/instances/Stat_vs_Exp/15/Stat_vs_Exp_157_15.lp</text:p>
          </table:table-cell>
          <table:table-cell office:value-type="string">
            <text:p>Card-8_bio-repair/instances/Stat_vs_Exp/15/Stat_vs_Exp_171_15.lp</text:p>
          </table:table-cell>
          <table:table-cell office:value-type="string">
            <text:p>Card-8_bio-repair/instances/Stat_vs_Exp/15/Stat_vs_Exp_173_15.lp</text:p>
          </table:table-cell>
          <table:table-cell office:value-type="string">
            <text:p>Card-8_bio-repair/instances/Stat_vs_Exp/15/Stat_vs_Exp_17_15.lp</text:p>
          </table:table-cell>
          <table:table-cell office:value-type="string">
            <text:p>Card-8_bio-repair/instances/Stat_vs_Exp/15/Stat_vs_Exp_190_15.lp</text:p>
          </table:table-cell>
          <table:table-cell office:value-type="string">
            <text:p>Card-8_bio-repair/instances/Stat_vs_Exp/15/Stat_vs_Exp_195_15.lp</text:p>
          </table:table-cell>
          <table:table-cell office:value-type="string">
            <text:p>Card-8_bio-repair/instances/Stat_vs_Exp/15/Stat_vs_Exp_1_15.lp</text:p>
          </table:table-cell>
          <table:table-cell office:value-type="string">
            <text:p>Card-8_bio-repair/instances/Stat_vs_Exp/15/Stat_vs_Exp_30_15.lp</text:p>
          </table:table-cell>
          <table:table-cell office:value-type="string">
            <text:p>Card-8_bio-repair/instances/Stat_vs_Exp/15/Stat_vs_Exp_3_15.lp</text:p>
          </table:table-cell>
          <table:table-cell office:value-type="string">
            <text:p>Card-8_bio-repair/instances/Stat_vs_Exp/15/Stat_vs_Exp_44_15.lp</text:p>
          </table:table-cell>
          <table:table-cell office:value-type="string">
            <text:p>Card-8_bio-repair/instances/Stat_vs_Exp/15/Stat_vs_Exp_46_15.lp</text:p>
          </table:table-cell>
          <table:table-cell office:value-type="string">
            <text:p>Card-8_bio-repair/instances/Stat_vs_Exp/15/Stat_vs_Exp_54_15.lp</text:p>
          </table:table-cell>
          <table:table-cell office:value-type="string">
            <text:p>Card-8_bio-repair/instances/Stat_vs_Exp/15/Stat_vs_Exp_56_15.lp</text:p>
          </table:table-cell>
          <table:table-cell office:value-type="string">
            <text:p>Card-8_bio-repair/instances/Stat_vs_Exp/15/Stat_vs_Exp_57_15.lp</text:p>
          </table:table-cell>
          <table:table-cell office:value-type="string">
            <text:p>Card-8_bio-repair/instances/Stat_vs_Exp/15/Stat_vs_Exp_63_15.lp</text:p>
          </table:table-cell>
          <table:table-cell office:value-type="string">
            <text:p>Card-8_bio-repair/instances/Stat_vs_Exp/15/Stat_vs_Exp_67_15.lp</text:p>
          </table:table-cell>
          <table:table-cell office:value-type="string">
            <text:p>Card-8_bio-repair/instances/Stat_vs_Exp/15/Stat_vs_Exp_69_15.lp</text:p>
          </table:table-cell>
          <table:table-cell office:value-type="string">
            <text:p>Card-8_dse/2x2/instances/app0-260-5-4.facts</text:p>
          </table:table-cell>
          <table:table-cell office:value-type="string">
            <text:p>Card-8_dse/2x2/instances/app114-210-3-6.facts</text:p>
          </table:table-cell>
          <table:table-cell office:value-type="string">
            <text:p>Card-8_dse/2x2/instances/app13-219-5-4.facts</text:p>
          </table:table-cell>
          <table:table-cell office:value-type="string">
            <text:p>Card-8_dse/2x2/instances/app136-210-3-6.facts</text:p>
          </table:table-cell>
          <table:table-cell office:value-type="string">
            <text:p>Card-8_dse/2x2/instances/app14-319-7-6.facts</text:p>
          </table:table-cell>
          <table:table-cell office:value-type="string">
            <text:p>Card-8_dse/2x2/instances/app147-300-3-6.facts</text:p>
          </table:table-cell>
          <table:table-cell office:value-type="string">
            <text:p>Card-8_dse/2x2/instances/app15-270-5-4.facts</text:p>
          </table:table-cell>
          <table:table-cell office:value-type="string">
            <text:p>Card-8_dse/2x2/instances/app157-339-3-6.facts</text:p>
          </table:table-cell>
          <table:table-cell office:value-type="string">
            <text:p>Card-8_dse/2x2/instances/app164-339-3-6.facts</text:p>
          </table:table-cell>
          <table:table-cell office:value-type="string">
            <text:p>Card-8_dse/2x2/instances/app167-339-3-6.facts</text:p>
          </table:table-cell>
          <table:table-cell office:value-type="string">
            <text:p>Card-8_dse/2x2/instances/app18-379-7-6.facts</text:p>
          </table:table-cell>
          <table:table-cell office:value-type="string">
            <text:p>Card-8_dse/2x2/instances/app19-400-5-4.facts</text:p>
          </table:table-cell>
          <table:table-cell office:value-type="string">
            <text:p>Card-8_dse/2x2/instances/app196-210-3-6.facts</text:p>
          </table:table-cell>
          <table:table-cell office:value-type="string">
            <text:p>Card-8_dse/2x2/instances/app41-400-5-4.facts</text:p>
          </table:table-cell>
          <table:table-cell office:value-type="string">
            <text:p>Card-8_dse/2x2/instances/app44-219-5-4.facts</text:p>
          </table:table-cell>
          <table:table-cell office:value-type="string">
            <text:p>Card-8_dse/2x2/instances/app47-219-3-2.facts</text:p>
          </table:table-cell>
          <table:table-cell office:value-type="string">
            <text:p>Card-8_dse/2x2/instances/app49-210-5-4.facts</text:p>
          </table:table-cell>
          <table:table-cell office:value-type="string">
            <text:p>Card-8_dse/2x2/instances/app53-379-7-6.facts</text:p>
          </table:table-cell>
          <table:table-cell office:value-type="string">
            <text:p>Card-8_dse/2x2/instances/app58-259-7-6.facts</text:p>
          </table:table-cell>
          <table:table-cell office:value-type="string">
            <text:p>Card-8_dse/2x2/instances/app6-209-10-9.facts</text:p>
          </table:table-cell>
          <table:table-cell office:value-type="string">
            <text:p>Card-8_dse/2x2/instances/app63-360-5-4.facts</text:p>
          </table:table-cell>
          <table:table-cell office:value-type="string">
            <text:p>Card-8_dse/2x2/instances/app71-240-3-2.facts</text:p>
          </table:table-cell>
          <table:table-cell office:value-type="string">
            <text:p>Card-8_dse/2x2/instances/app72-219-3-2.facts</text:p>
          </table:table-cell>
          <table:table-cell office:value-type="string">
            <text:p>Card-8_dse/2x2/instances/app76-210-5-4.facts</text:p>
          </table:table-cell>
          <table:table-cell office:value-type="string">
            <text:p>Card-8_dse/2x2/instances/app8-240-5-4.facts</text:p>
          </table:table-cell>
          <table:table-cell office:value-type="string">
            <text:p>Card-8_dse/2x2/instances/app84-240-3-2.facts</text:p>
          </table:table-cell>
          <table:table-cell office:value-type="string">
            <text:p>Card-8_dse/2x2/instances/app85-339-3-2.facts</text:p>
          </table:table-cell>
          <table:table-cell office:value-type="string">
            <text:p>Card-8_dse/2x2/instances/app87-209-10-9.facts</text:p>
          </table:table-cell>
          <table:table-cell office:value-type="string">
            <text:p>Card-8_dse/2x2/instances/app9-379-7-6.facts</text:p>
          </table:table-cell>
          <table:table-cell office:value-type="string">
            <text:p>Card-8_dse/2x2/instances/app90-360-5-4.facts</text:p>
          </table:table-cell>
          <table:table-cell office:value-type="string">
            <text:p>Card-8_dse/3x3/instances/app0-260-5-4.facts</text:p>
          </table:table-cell>
          <table:table-cell office:value-type="string">
            <text:p>Card-8_dse/3x3/instances/app114-210-3-6.facts</text:p>
          </table:table-cell>
          <table:table-cell office:value-type="string">
            <text:p>Card-8_dse/3x3/instances/app13-219-5-4.facts</text:p>
          </table:table-cell>
          <table:table-cell office:value-type="string">
            <text:p>Card-8_dse/3x3/instances/app136-210-3-6.facts</text:p>
          </table:table-cell>
          <table:table-cell office:value-type="string">
            <text:p>Card-8_dse/3x3/instances/app14-319-7-6.facts</text:p>
          </table:table-cell>
          <table:table-cell office:value-type="string">
            <text:p>Card-8_dse/3x3/instances/app147-300-3-6.facts</text:p>
          </table:table-cell>
          <table:table-cell office:value-type="string">
            <text:p>Card-8_dse/3x3/instances/app15-270-5-4.facts</text:p>
          </table:table-cell>
          <table:table-cell office:value-type="string">
            <text:p>Card-8_dse/3x3/instances/app157-339-3-6.facts</text:p>
          </table:table-cell>
          <table:table-cell office:value-type="string">
            <text:p>Card-8_dse/3x3/instances/app164-339-3-6.facts</text:p>
          </table:table-cell>
          <table:table-cell office:value-type="string">
            <text:p>Card-8_dse/3x3/instances/app167-339-3-6.facts</text:p>
          </table:table-cell>
          <table:table-cell office:value-type="string">
            <text:p>Card-8_dse/3x3/instances/app18-379-7-6.facts</text:p>
          </table:table-cell>
          <table:table-cell office:value-type="string">
            <text:p>Card-8_dse/3x3/instances/app19-400-5-4.facts</text:p>
          </table:table-cell>
          <table:table-cell office:value-type="string">
            <text:p>Card-8_dse/3x3/instances/app196-210-3-6.facts</text:p>
          </table:table-cell>
          <table:table-cell office:value-type="string">
            <text:p>Card-8_dse/3x3/instances/app41-400-5-4.facts</text:p>
          </table:table-cell>
          <table:table-cell office:value-type="string">
            <text:p>Card-8_dse/3x3/instances/app44-219-5-4.facts</text:p>
          </table:table-cell>
          <table:table-cell office:value-type="string">
            <text:p>Card-8_dse/3x3/instances/app47-219-3-2.facts</text:p>
          </table:table-cell>
          <table:table-cell office:value-type="string">
            <text:p>Card-8_dse/3x3/instances/app49-210-5-4.facts</text:p>
          </table:table-cell>
          <table:table-cell office:value-type="string">
            <text:p>Card-8_dse/3x3/instances/app53-379-7-6.facts</text:p>
          </table:table-cell>
          <table:table-cell office:value-type="string">
            <text:p>Card-8_dse/3x3/instances/app58-259-7-6.facts</text:p>
          </table:table-cell>
          <table:table-cell office:value-type="string">
            <text:p>Card-8_dse/3x3/instances/app6-209-10-9.facts</text:p>
          </table:table-cell>
          <table:table-cell office:value-type="string">
            <text:p>Card-8_dse/3x3/instances/app63-360-5-4.facts</text:p>
          </table:table-cell>
          <table:table-cell office:value-type="string">
            <text:p>Card-8_dse/3x3/instances/app71-240-3-2.facts</text:p>
          </table:table-cell>
          <table:table-cell office:value-type="string">
            <text:p>Card-8_dse/3x3/instances/app72-219-3-2.facts</text:p>
          </table:table-cell>
          <table:table-cell office:value-type="string">
            <text:p>Card-8_dse/3x3/instances/app76-210-5-4.facts</text:p>
          </table:table-cell>
          <table:table-cell office:value-type="string">
            <text:p>Card-8_dse/3x3/instances/app8-240-5-4.facts</text:p>
          </table:table-cell>
          <table:table-cell office:value-type="string">
            <text:p>Card-8_dse/3x3/instances/app84-240-3-2.facts</text:p>
          </table:table-cell>
          <table:table-cell office:value-type="string">
            <text:p>Card-8_dse/3x3/instances/app85-339-3-2.facts</text:p>
          </table:table-cell>
          <table:table-cell office:value-type="string">
            <text:p>Card-8_dse/3x3/instances/app87-209-10-9.facts</text:p>
          </table:table-cell>
          <table:table-cell office:value-type="string">
            <text:p>Card-8_dse/3x3/instances/app9-379-7-6.facts</text:p>
          </table:table-cell>
          <table:table-cell office:value-type="string">
            <text:p>Card-8_dse/3x3/instances/app90-360-5-4.facts</text:p>
          </table:table-cell>
          <table:table-cell office:value-type="string">
            <text:p>Card-8_iscas85/instances/c3540/c3540.lp.1.3</text:p>
          </table:table-cell>
          <table:table-cell office:value-type="string">
            <text:p>Card-8_iscas85/instances/c3540/c3540.lp.1.4</text:p>
          </table:table-cell>
          <table:table-cell office:value-type="string">
            <text:p>Card-8_iscas85/instances/c3540/c3540.lp.1.5</text:p>
          </table:table-cell>
          <table:table-cell office:value-type="string">
            <text:p>Card-8_iscas85/instances/c3540/c3540.lp.1.6</text:p>
          </table:table-cell>
          <table:table-cell office:value-type="string">
            <text:p>Card-8_iscas85/instances/c3540/c3540.lp.1.7</text:p>
          </table:table-cell>
          <table:table-cell office:value-type="string">
            <text:p>Card-8_iscas85/instances/c3540/c3540.lp.1.8</text:p>
          </table:table-cell>
          <table:table-cell office:value-type="string">
            <text:p>Card-8_iscas85/instances/c3540/c3540.lp.10.4</text:p>
          </table:table-cell>
          <table:table-cell office:value-type="string">
            <text:p>Card-8_iscas85/instances/c3540/c3540.lp.10.5</text:p>
          </table:table-cell>
          <table:table-cell office:value-type="string">
            <text:p>Card-8_iscas85/instances/c3540/c3540.lp.10.7</text:p>
          </table:table-cell>
          <table:table-cell office:value-type="string">
            <text:p>Card-8_iscas85/instances/c3540/c3540.lp.10.8</text:p>
          </table:table-cell>
          <table:table-cell office:value-type="string">
            <text:p>Card-8_iscas85/instances/c3540/c3540.lp.2.3</text:p>
          </table:table-cell>
          <table:table-cell office:value-type="string">
            <text:p>Card-8_iscas85/instances/c3540/c3540.lp.2.4</text:p>
          </table:table-cell>
          <table:table-cell office:value-type="string">
            <text:p>Card-8_iscas85/instances/c3540/c3540.lp.3.3</text:p>
          </table:table-cell>
          <table:table-cell office:value-type="string">
            <text:p>Card-8_iscas85/instances/c3540/c3540.lp.3.4</text:p>
          </table:table-cell>
          <table:table-cell office:value-type="string">
            <text:p>Card-8_iscas85/instances/c3540/c3540.lp.4.2</text:p>
          </table:table-cell>
          <table:table-cell office:value-type="string">
            <text:p>Card-8_iscas85/instances/c3540/c3540.lp.4.4</text:p>
          </table:table-cell>
          <table:table-cell office:value-type="string">
            <text:p>Card-8_iscas85/instances/c3540/c3540.lp.4.6</text:p>
          </table:table-cell>
          <table:table-cell office:value-type="string">
            <text:p>Card-8_iscas85/instances/c3540/c3540.lp.4.8</text:p>
          </table:table-cell>
          <table:table-cell office:value-type="string">
            <text:p>Card-8_iscas85/instances/c3540/c3540.lp.5.3</text:p>
          </table:table-cell>
          <table:table-cell office:value-type="string">
            <text:p>Card-8_iscas85/instances/c3540/c3540.lp.5.4</text:p>
          </table:table-cell>
          <table:table-cell office:value-type="string">
            <text:p>Card-8_iscas85/instances/c3540/c3540.lp.5.5</text:p>
          </table:table-cell>
          <table:table-cell office:value-type="string">
            <text:p>Card-8_iscas85/instances/c3540/c3540.lp.5.6</text:p>
          </table:table-cell>
          <table:table-cell office:value-type="string">
            <text:p>Card-8_iscas85/instances/c3540/c3540.lp.6.4</text:p>
          </table:table-cell>
          <table:table-cell office:value-type="string">
            <text:p>Card-8_iscas85/instances/c3540/c3540.lp.7.3</text:p>
          </table:table-cell>
          <table:table-cell office:value-type="string">
            <text:p>Card-8_iscas85/instances/c3540/c3540.lp.8.3</text:p>
          </table:table-cell>
          <table:table-cell office:value-type="string">
            <text:p>Card-8_iscas85/instances/c3540/c3540.lp.8.4</text:p>
          </table:table-cell>
          <table:table-cell office:value-type="string">
            <text:p>Card-8_iscas85/instances/c3540/c3540.lp.9.2</text:p>
          </table:table-cell>
          <table:table-cell office:value-type="string">
            <text:p>Card-8_iscas85/instances/c3540/c3540.lp.9.3</text:p>
          </table:table-cell>
          <table:table-cell office:value-type="string">
            <text:p>Card-8_iscas85/instances/c3540/c3540.lp.9.4</text:p>
          </table:table-cell>
          <table:table-cell office:value-type="string">
            <text:p>Card-8_iscas85/instances/c3540/c3540.lp.9.5</text:p>
          </table:table-cell>
          <table:table-cell office:value-type="string">
            <text:p>DSE_2x2/instances/app0-260-5-4.facts</text:p>
          </table:table-cell>
          <table:table-cell office:value-type="string">
            <text:p>DSE_2x2/instances/app114-210-3-6.facts</text:p>
          </table:table-cell>
          <table:table-cell office:value-type="string">
            <text:p>DSE_2x2/instances/app13-219-5-4.facts</text:p>
          </table:table-cell>
          <table:table-cell office:value-type="string">
            <text:p>DSE_2x2/instances/app136-210-3-6.facts</text:p>
          </table:table-cell>
          <table:table-cell office:value-type="string">
            <text:p>DSE_2x2/instances/app14-319-7-6.facts</text:p>
          </table:table-cell>
          <table:table-cell office:value-type="string">
            <text:p>DSE_2x2/instances/app147-300-3-6.facts</text:p>
          </table:table-cell>
          <table:table-cell office:value-type="string">
            <text:p>DSE_2x2/instances/app15-270-5-4.facts</text:p>
          </table:table-cell>
          <table:table-cell office:value-type="string">
            <text:p>DSE_2x2/instances/app157-339-3-6.facts</text:p>
          </table:table-cell>
          <table:table-cell office:value-type="string">
            <text:p>DSE_2x2/instances/app164-339-3-6.facts</text:p>
          </table:table-cell>
          <table:table-cell office:value-type="string">
            <text:p>DSE_2x2/instances/app167-339-3-6.facts</text:p>
          </table:table-cell>
          <table:table-cell office:value-type="string">
            <text:p>DSE_2x2/instances/app18-379-7-6.facts</text:p>
          </table:table-cell>
          <table:table-cell office:value-type="string">
            <text:p>DSE_2x2/instances/app19-400-5-4.facts</text:p>
          </table:table-cell>
          <table:table-cell office:value-type="string">
            <text:p>DSE_2x2/instances/app196-210-3-6.facts</text:p>
          </table:table-cell>
          <table:table-cell office:value-type="string">
            <text:p>DSE_2x2/instances/app41-400-5-4.facts</text:p>
          </table:table-cell>
          <table:table-cell office:value-type="string">
            <text:p>DSE_2x2/instances/app44-219-5-4.facts</text:p>
          </table:table-cell>
          <table:table-cell office:value-type="string">
            <text:p>DSE_2x2/instances/app47-219-3-2.facts</text:p>
          </table:table-cell>
          <table:table-cell office:value-type="string">
            <text:p>DSE_2x2/instances/app49-210-5-4.facts</text:p>
          </table:table-cell>
          <table:table-cell office:value-type="string">
            <text:p>DSE_2x2/instances/app53-379-7-6.facts</text:p>
          </table:table-cell>
          <table:table-cell office:value-type="string">
            <text:p>DSE_2x2/instances/app58-259-7-6.facts</text:p>
          </table:table-cell>
          <table:table-cell office:value-type="string">
            <text:p>DSE_2x2/instances/app6-209-10-9.facts</text:p>
          </table:table-cell>
          <table:table-cell office:value-type="string">
            <text:p>DSE_2x2/instances/app63-360-5-4.facts</text:p>
          </table:table-cell>
          <table:table-cell office:value-type="string">
            <text:p>DSE_2x2/instances/app71-240-3-2.facts</text:p>
          </table:table-cell>
          <table:table-cell office:value-type="string">
            <text:p>DSE_2x2/instances/app72-219-3-2.facts</text:p>
          </table:table-cell>
          <table:table-cell office:value-type="string">
            <text:p>DSE_2x2/instances/app76-210-5-4.facts</text:p>
          </table:table-cell>
          <table:table-cell office:value-type="string">
            <text:p>DSE_2x2/instances/app8-240-5-4.facts</text:p>
          </table:table-cell>
          <table:table-cell office:value-type="string">
            <text:p>DSE_2x2/instances/app84-240-3-2.facts</text:p>
          </table:table-cell>
          <table:table-cell office:value-type="string">
            <text:p>DSE_2x2/instances/app85-339-3-2.facts</text:p>
          </table:table-cell>
          <table:table-cell office:value-type="string">
            <text:p>DSE_2x2/instances/app87-209-10-9.facts</text:p>
          </table:table-cell>
          <table:table-cell office:value-type="string">
            <text:p>DSE_2x2/instances/app9-379-7-6.facts</text:p>
          </table:table-cell>
          <table:table-cell office:value-type="string">
            <text:p>DSE_2x2/instances/app90-360-5-4.facts</text:p>
          </table:table-cell>
          <table:table-cell office:value-type="string">
            <text:p>DSE_3x3/instances/app0-260-5-4.facts</text:p>
          </table:table-cell>
          <table:table-cell office:value-type="string">
            <text:p>DSE_3x3/instances/app114-210-3-6.facts</text:p>
          </table:table-cell>
          <table:table-cell office:value-type="string">
            <text:p>DSE_3x3/instances/app13-219-5-4.facts</text:p>
          </table:table-cell>
          <table:table-cell office:value-type="string">
            <text:p>DSE_3x3/instances/app136-210-3-6.facts</text:p>
          </table:table-cell>
          <table:table-cell office:value-type="string">
            <text:p>DSE_3x3/instances/app14-319-7-6.facts</text:p>
          </table:table-cell>
          <table:table-cell office:value-type="string">
            <text:p>DSE_3x3/instances/app147-300-3-6.facts</text:p>
          </table:table-cell>
          <table:table-cell office:value-type="string">
            <text:p>DSE_3x3/instances/app15-270-5-4.facts</text:p>
          </table:table-cell>
          <table:table-cell office:value-type="string">
            <text:p>DSE_3x3/instances/app157-339-3-6.facts</text:p>
          </table:table-cell>
          <table:table-cell office:value-type="string">
            <text:p>DSE_3x3/instances/app164-339-3-6.facts</text:p>
          </table:table-cell>
          <table:table-cell office:value-type="string">
            <text:p>DSE_3x3/instances/app167-339-3-6.facts</text:p>
          </table:table-cell>
          <table:table-cell office:value-type="string">
            <text:p>DSE_3x3/instances/app18-379-7-6.facts</text:p>
          </table:table-cell>
          <table:table-cell office:value-type="string">
            <text:p>DSE_3x3/instances/app19-400-5-4.facts</text:p>
          </table:table-cell>
          <table:table-cell office:value-type="string">
            <text:p>DSE_3x3/instances/app196-210-3-6.facts</text:p>
          </table:table-cell>
          <table:table-cell office:value-type="string">
            <text:p>DSE_3x3/instances/app41-400-5-4.facts</text:p>
          </table:table-cell>
          <table:table-cell office:value-type="string">
            <text:p>DSE_3x3/instances/app44-219-5-4.facts</text:p>
          </table:table-cell>
          <table:table-cell office:value-type="string">
            <text:p>DSE_3x3/instances/app47-219-3-2.facts</text:p>
          </table:table-cell>
          <table:table-cell office:value-type="string">
            <text:p>DSE_3x3/instances/app49-210-5-4.facts</text:p>
          </table:table-cell>
          <table:table-cell office:value-type="string">
            <text:p>DSE_3x3/instances/app53-379-7-6.facts</text:p>
          </table:table-cell>
          <table:table-cell office:value-type="string">
            <text:p>DSE_3x3/instances/app58-259-7-6.facts</text:p>
          </table:table-cell>
          <table:table-cell office:value-type="string">
            <text:p>DSE_3x3/instances/app6-209-10-9.facts</text:p>
          </table:table-cell>
          <table:table-cell office:value-type="string">
            <text:p>DSE_3x3/instances/app63-360-5-4.facts</text:p>
          </table:table-cell>
          <table:table-cell office:value-type="string">
            <text:p>DSE_3x3/instances/app71-240-3-2.facts</text:p>
          </table:table-cell>
          <table:table-cell office:value-type="string">
            <text:p>DSE_3x3/instances/app72-219-3-2.facts</text:p>
          </table:table-cell>
          <table:table-cell office:value-type="string">
            <text:p>DSE_3x3/instances/app76-210-5-4.facts</text:p>
          </table:table-cell>
          <table:table-cell office:value-type="string">
            <text:p>DSE_3x3/instances/app8-240-5-4.facts</text:p>
          </table:table-cell>
          <table:table-cell office:value-type="string">
            <text:p>DSE_3x3/instances/app84-240-3-2.facts</text:p>
          </table:table-cell>
          <table:table-cell office:value-type="string">
            <text:p>DSE_3x3/instances/app85-339-3-2.facts</text:p>
          </table:table-cell>
          <table:table-cell office:value-type="string">
            <text:p>DSE_3x3/instances/app87-209-10-9.facts</text:p>
          </table:table-cell>
          <table:table-cell office:value-type="string">
            <text:p>DSE_3x3/instances/app9-379-7-6.facts</text:p>
          </table:table-cell>
          <table:table-cell office:value-type="string">
            <text:p>DSE_3x3/instances/app90-360-5-4.facts</text:p>
          </table:table-cell>
          <table:table-cell office:value-type="string">
            <text:p>Sub-4_Timetabling/ud1/instances/DDS2.lp</text:p>
          </table:table-cell>
          <table:table-cell office:value-type="string">
            <text:p>Sub-4_Timetabling/ud1/instances/DDS3.lp</text:p>
          </table:table-cell>
          <table:table-cell office:value-type="string">
            <text:p>Sub-4_Timetabling/ud1/instances/DDS7.lp</text:p>
          </table:table-cell>
          <table:table-cell office:value-type="string">
            <text:p>Sub-4_Timetabling/ud1/instances/EA02.lp</text:p>
          </table:table-cell>
          <table:table-cell office:value-type="string">
            <text:p>Sub-4_Timetabling/ud1/instances/EA04.lp</text:p>
          </table:table-cell>
          <table:table-cell office:value-type="string">
            <text:p>Sub-4_Timetabling/ud1/instances/EA05.lp</text:p>
          </table:table-cell>
          <table:table-cell office:value-type="string">
            <text:p>Sub-4_Timetabling/ud1/instances/EA06.lp</text:p>
          </table:table-cell>
          <table:table-cell office:value-type="string">
            <text:p>Sub-4_Timetabling/ud1/instances/EA08.lp</text:p>
          </table:table-cell>
          <table:table-cell office:value-type="string">
            <text:p>Sub-4_Timetabling/ud1/instances/EA11.lp</text:p>
          </table:table-cell>
          <table:table-cell office:value-type="string">
            <text:p>Sub-4_Timetabling/ud1/instances/EA12.lp</text:p>
          </table:table-cell>
          <table:table-cell office:value-type="string">
            <text:p>Sub-4_Timetabling/ud1/instances/Udine6.lp</text:p>
          </table:table-cell>
          <table:table-cell office:value-type="string">
            <text:p>Sub-4_Timetabling/ud1/instances/comp11.lp</text:p>
          </table:table-cell>
          <table:table-cell office:value-type="string">
            <text:p>Sub-4_aspComp2013/crossing/instances/0001-crossing_minimization-9-0.asp</text:p>
          </table:table-cell>
          <table:table-cell office:value-type="string">
            <text:p>Sub-4_aspComp2013/crossing/instances/0002-crossing_minimization-9-0.asp</text:p>
          </table:table-cell>
          <table:table-cell office:value-type="string">
            <text:p>Sub-4_aspComp2013/crossing/instances/0003-crossing_minimization-9-0.asp</text:p>
          </table:table-cell>
          <table:table-cell office:value-type="string">
            <text:p>Sub-4_aspComp2013/crossing/instances/0004-crossing_minimization-9-0.asp</text:p>
          </table:table-cell>
          <table:table-cell office:value-type="string">
            <text:p>Sub-4_aspComp2013/crossing/instances/0005-crossing_minimization-9-0.asp</text:p>
          </table:table-cell>
          <table:table-cell office:value-type="string">
            <text:p>Sub-4_aspComp2013/crossing/instances/0006-crossing_minimization-9-0.asp</text:p>
          </table:table-cell>
          <table:table-cell office:value-type="string">
            <text:p>Sub-4_aspComp2013/crossing/instances/0008-crossing_minimization-9-0.asp</text:p>
          </table:table-cell>
          <table:table-cell office:value-type="string">
            <text:p>Sub-4_aspComp2013/crossing/instances/0009-crossing_minimization-9-0.asp</text:p>
          </table:table-cell>
          <table:table-cell office:value-type="string">
            <text:p>Sub-4_aspComp2013/crossing/instances/0010-crossing_minimization-9-0.asp</text:p>
          </table:table-cell>
          <table:table-cell office:value-type="string">
            <text:p>Sub-4_aspComp2013/crossing/instances/0022-crossing_minimization-8-0.asp</text:p>
          </table:table-cell>
          <table:table-cell office:value-type="string">
            <text:p>Sub-4_aspComp2013/crossing/instances/0023-crossing_minimization-8-0.asp</text:p>
          </table:table-cell>
          <table:table-cell office:value-type="string">
            <text:p>Sub-4_aspComp2013/crossing/instances/0024-crossing_minimization-8-0.asp</text:p>
          </table:table-cell>
          <table:table-cell office:value-type="string">
            <text:p>Sub-4_aspComp2013/crossing/instances/0025-crossing_minimization-8-0.asp</text:p>
          </table:table-cell>
          <table:table-cell office:value-type="string">
            <text:p>Sub-4_aspComp2013/crossing/instances/0027-crossing_minimization-8-0.asp</text:p>
          </table:table-cell>
          <table:table-cell office:value-type="string">
            <text:p>Sub-4_aspComp2013/crossing/instances/0028-crossing_minimization-8-0.asp</text:p>
          </table:table-cell>
          <table:table-cell office:value-type="string">
            <text:p>Sub-4_aspComp2013/crossing/instances/0029-crossing_minimization-8-0.asp</text:p>
          </table:table-cell>
          <table:table-cell office:value-type="string">
            <text:p>Sub-4_aspComp2013/crossing/instances/0030-crossing_minimization-8-0.asp</text:p>
          </table:table-cell>
          <table:table-cell office:value-type="string">
            <text:p>Sub-4_aspComp2013/crossing/instances/0039-crossing_minimization-9-0.asp</text:p>
          </table:table-cell>
          <table:table-cell office:value-type="string">
            <text:p>Sub-4_aspComp2013/crossing/instances/0051-crossing_minimization-8-0.asp</text:p>
          </table:table-cell>
          <table:table-cell office:value-type="string">
            <text:p>Sub-4_aspComp2013/crossing/instances/0052-crossing_minimization-8-0.asp</text:p>
          </table:table-cell>
          <table:table-cell office:value-type="string">
            <text:p>Sub-4_aspComp2013/crossing/instances/0054-crossing_minimization-8-0.asp</text:p>
          </table:table-cell>
          <table:table-cell office:value-type="string">
            <text:p>Sub-4_aspComp2013/crossing/instances/0055-crossing_minimization-8-0.asp</text:p>
          </table:table-cell>
          <table:table-cell office:value-type="string">
            <text:p>Sub-4_aspComp2013/crossing/instances/0057-crossing_minimization-8-0.asp</text:p>
          </table:table-cell>
          <table:table-cell office:value-type="string">
            <text:p>Sub-4_aspComp2013/crossing/instances/0074-crossing_minimization-8-0.asp</text:p>
          </table:table-cell>
          <table:table-cell office:value-type="string">
            <text:p>Sub-4_bio-expansion/instances/9000/ins_9000_0_0444</text:p>
          </table:table-cell>
          <table:table-cell office:value-type="string">
            <text:p>Sub-4_bio-expansion/instances/9000/ins_9000_1_0404</text:p>
          </table:table-cell>
          <table:table-cell office:value-type="string">
            <text:p>Sub-4_bio-expansion/instances/9000/ins_9000_1_0414</text:p>
          </table:table-cell>
          <table:table-cell office:value-type="string">
            <text:p>Sub-4_bio-expansion/instances/9000/ins_9000_1_0454</text:p>
          </table:table-cell>
          <table:table-cell office:value-type="string">
            <text:p>Sub-4_bio-expansion/instances/9000/ins_9000_1_0464</text:p>
          </table:table-cell>
          <table:table-cell office:value-type="string">
            <text:p>Sub-4_bio-expansion/instances/9000/ins_9000_1_0474</text:p>
          </table:table-cell>
          <table:table-cell office:value-type="string">
            <text:p>Sub-4_bio-expansion/instances/9000/ins_9000_2_0434</text:p>
          </table:table-cell>
          <table:table-cell office:value-type="string">
            <text:p>Sub-4_bio-expansion/instances/9000/ins_9000_2_0444</text:p>
          </table:table-cell>
          <table:table-cell office:value-type="string">
            <text:p>Sub-4_bio-expansion/instances/9000/ins_9000_2_0474</text:p>
          </table:table-cell>
          <table:table-cell office:value-type="string">
            <text:p>Sub-4_bio-expansion/instances/9000/ins_9000_2_0484</text:p>
          </table:table-cell>
          <table:table-cell office:value-type="string">
            <text:p>Sub-4_bio-expansion/instances/9000/ins_9000_3_0404</text:p>
          </table:table-cell>
          <table:table-cell office:value-type="string">
            <text:p>Sub-4_bio-expansion/instances/9000/ins_9000_3_0424</text:p>
          </table:table-cell>
          <table:table-cell office:value-type="string">
            <text:p>Sub-4_bio-expansion/instances/9000/ins_9000_3_0444</text:p>
          </table:table-cell>
          <table:table-cell office:value-type="string">
            <text:p>Sub-4_bio-expansion/instances/9000/ins_9000_4_0414</text:p>
          </table:table-cell>
          <table:table-cell office:value-type="string">
            <text:p>Sub-4_bio-expansion/instances/9000/ins_9000_4_0444</text:p>
          </table:table-cell>
          <table:table-cell office:value-type="string">
            <text:p>Sub-4_bio-expansion/instances/9000/ins_9000_5_0444</text:p>
          </table:table-cell>
          <table:table-cell office:value-type="string">
            <text:p>Sub-4_bio-expansion/instances/9000/ins_9000_5_0464</text:p>
          </table:table-cell>
          <table:table-cell office:value-type="string">
            <text:p>Sub-4_bio-expansion/instances/9000/ins_9000_5_0474</text:p>
          </table:table-cell>
          <table:table-cell office:value-type="string">
            <text:p>Sub-4_bio-expansion/instances/9000/ins_9000_6_0424</text:p>
          </table:table-cell>
          <table:table-cell office:value-type="string">
            <text:p>Sub-4_bio-expansion/instances/9000/ins_9000_6_0444</text:p>
          </table:table-cell>
          <table:table-cell office:value-type="string">
            <text:p>Sub-4_bio-expansion/instances/9000/ins_9000_6_0474</text:p>
          </table:table-cell>
          <table:table-cell office:value-type="string">
            <text:p>Sub-4_bio-expansion/instances/9000/ins_9000_7_0444</text:p>
          </table:table-cell>
          <table:table-cell office:value-type="string">
            <text:p>Sub-4_bio-expansion/instances/9000/ins_9000_7_0454</text:p>
          </table:table-cell>
          <table:table-cell office:value-type="string">
            <text:p>Sub-4_bio-expansion/instances/9000/ins_9000_8_0424</text:p>
          </table:table-cell>
          <table:table-cell office:value-type="string">
            <text:p>Sub-4_bio-expansion/instances/9000/ins_9000_8_0434</text:p>
          </table:table-cell>
          <table:table-cell office:value-type="string">
            <text:p>Sub-4_bio-expansion/instances/9000/ins_9000_9_0414</text:p>
          </table:table-cell>
          <table:table-cell office:value-type="string">
            <text:p>Sub-4_bio-expansion/instances/9000/ins_9000_9_0424</text:p>
          </table:table-cell>
          <table:table-cell office:value-type="string">
            <text:p>Sub-4_bio-expansion/instances/9000/ins_9000_9_0454</text:p>
          </table:table-cell>
          <table:table-cell office:value-type="string">
            <text:p>Sub-4_bio-expansion/instances/9000/ins_9000_9_0464</text:p>
          </table:table-cell>
          <table:table-cell office:value-type="string">
            <text:p>Sub-4_bio-expansion/instances/9000/ins_9000_9_0474</text:p>
          </table:table-cell>
          <table:table-cell office:value-type="string">
            <text:p>Sub-4_bio-repair/instances/Stat_vs_Exp/15/Stat_vs_Exp_103_15.lp</text:p>
          </table:table-cell>
          <table:table-cell office:value-type="string">
            <text:p>Sub-4_bio-repair/instances/Stat_vs_Exp/15/Stat_vs_Exp_105_15.lp</text:p>
          </table:table-cell>
          <table:table-cell office:value-type="string">
            <text:p>Sub-4_bio-repair/instances/Stat_vs_Exp/15/Stat_vs_Exp_108_15.lp</text:p>
          </table:table-cell>
          <table:table-cell office:value-type="string">
            <text:p>Sub-4_bio-repair/instances/Stat_vs_Exp/15/Stat_vs_Exp_110_15.lp</text:p>
          </table:table-cell>
          <table:table-cell office:value-type="string">
            <text:p>Sub-4_bio-repair/instances/Stat_vs_Exp/15/Stat_vs_Exp_116_15.lp</text:p>
          </table:table-cell>
          <table:table-cell office:value-type="string">
            <text:p>Sub-4_bio-repair/instances/Stat_vs_Exp/15/Stat_vs_Exp_119_15.lp</text:p>
          </table:table-cell>
          <table:table-cell office:value-type="string">
            <text:p>Sub-4_bio-repair/instances/Stat_vs_Exp/15/Stat_vs_Exp_12_15.lp</text:p>
          </table:table-cell>
          <table:table-cell office:value-type="string">
            <text:p>Sub-4_bio-repair/instances/Stat_vs_Exp/15/Stat_vs_Exp_133_15.lp</text:p>
          </table:table-cell>
          <table:table-cell office:value-type="string">
            <text:p>Sub-4_bio-repair/instances/Stat_vs_Exp/15/Stat_vs_Exp_137_15.lp</text:p>
          </table:table-cell>
          <table:table-cell office:value-type="string">
            <text:p>Sub-4_bio-repair/instances/Stat_vs_Exp/15/Stat_vs_Exp_140_15.lp</text:p>
          </table:table-cell>
          <table:table-cell office:value-type="string">
            <text:p>Sub-4_bio-repair/instances/Stat_vs_Exp/15/Stat_vs_Exp_146_15.lp</text:p>
          </table:table-cell>
          <table:table-cell office:value-type="string">
            <text:p>Sub-4_bio-repair/instances/Stat_vs_Exp/15/Stat_vs_Exp_147_15.lp</text:p>
          </table:table-cell>
          <table:table-cell office:value-type="string">
            <text:p>Sub-4_bio-repair/instances/Stat_vs_Exp/15/Stat_vs_Exp_151_15.lp</text:p>
          </table:table-cell>
          <table:table-cell office:value-type="string">
            <text:p>Sub-4_bio-repair/instances/Stat_vs_Exp/15/Stat_vs_Exp_157_15.lp</text:p>
          </table:table-cell>
          <table:table-cell office:value-type="string">
            <text:p>Sub-4_bio-repair/instances/Stat_vs_Exp/15/Stat_vs_Exp_171_15.lp</text:p>
          </table:table-cell>
          <table:table-cell office:value-type="string">
            <text:p>Sub-4_bio-repair/instances/Stat_vs_Exp/15/Stat_vs_Exp_173_15.lp</text:p>
          </table:table-cell>
          <table:table-cell office:value-type="string">
            <text:p>Sub-4_bio-repair/instances/Stat_vs_Exp/15/Stat_vs_Exp_17_15.lp</text:p>
          </table:table-cell>
          <table:table-cell office:value-type="string">
            <text:p>Sub-4_bio-repair/instances/Stat_vs_Exp/15/Stat_vs_Exp_190_15.lp</text:p>
          </table:table-cell>
          <table:table-cell office:value-type="string">
            <text:p>Sub-4_bio-repair/instances/Stat_vs_Exp/15/Stat_vs_Exp_195_15.lp</text:p>
          </table:table-cell>
          <table:table-cell office:value-type="string">
            <text:p>Sub-4_bio-repair/instances/Stat_vs_Exp/15/Stat_vs_Exp_1_15.lp</text:p>
          </table:table-cell>
          <table:table-cell office:value-type="string">
            <text:p>Sub-4_bio-repair/instances/Stat_vs_Exp/15/Stat_vs_Exp_30_15.lp</text:p>
          </table:table-cell>
          <table:table-cell office:value-type="string">
            <text:p>Sub-4_bio-repair/instances/Stat_vs_Exp/15/Stat_vs_Exp_3_15.lp</text:p>
          </table:table-cell>
          <table:table-cell office:value-type="string">
            <text:p>Sub-4_bio-repair/instances/Stat_vs_Exp/15/Stat_vs_Exp_44_15.lp</text:p>
          </table:table-cell>
          <table:table-cell office:value-type="string">
            <text:p>Sub-4_bio-repair/instances/Stat_vs_Exp/15/Stat_vs_Exp_46_15.lp</text:p>
          </table:table-cell>
          <table:table-cell office:value-type="string">
            <text:p>Sub-4_bio-repair/instances/Stat_vs_Exp/15/Stat_vs_Exp_54_15.lp</text:p>
          </table:table-cell>
          <table:table-cell office:value-type="string">
            <text:p>Sub-4_bio-repair/instances/Stat_vs_Exp/15/Stat_vs_Exp_56_15.lp</text:p>
          </table:table-cell>
          <table:table-cell office:value-type="string">
            <text:p>Sub-4_bio-repair/instances/Stat_vs_Exp/15/Stat_vs_Exp_57_15.lp</text:p>
          </table:table-cell>
          <table:table-cell office:value-type="string">
            <text:p>Sub-4_bio-repair/instances/Stat_vs_Exp/15/Stat_vs_Exp_63_15.lp</text:p>
          </table:table-cell>
          <table:table-cell office:value-type="string">
            <text:p>Sub-4_bio-repair/instances/Stat_vs_Exp/15/Stat_vs_Exp_67_15.lp</text:p>
          </table:table-cell>
          <table:table-cell office:value-type="string">
            <text:p>Sub-4_bio-repair/instances/Stat_vs_Exp/15/Stat_vs_Exp_69_15.lp</text:p>
          </table:table-cell>
          <table:table-cell office:value-type="string">
            <text:p>Sub-4_dse/2x2/instances/app0-260-5-4.facts</text:p>
          </table:table-cell>
          <table:table-cell office:value-type="string">
            <text:p>Sub-4_dse/2x2/instances/app114-210-3-6.facts</text:p>
          </table:table-cell>
          <table:table-cell office:value-type="string">
            <text:p>Sub-4_dse/2x2/instances/app13-219-5-4.facts</text:p>
          </table:table-cell>
          <table:table-cell office:value-type="string">
            <text:p>Sub-4_dse/2x2/instances/app136-210-3-6.facts</text:p>
          </table:table-cell>
          <table:table-cell office:value-type="string">
            <text:p>Sub-4_dse/2x2/instances/app14-319-7-6.facts</text:p>
          </table:table-cell>
          <table:table-cell office:value-type="string">
            <text:p>Sub-4_dse/2x2/instances/app147-300-3-6.facts</text:p>
          </table:table-cell>
          <table:table-cell office:value-type="string">
            <text:p>Sub-4_dse/2x2/instances/app15-270-5-4.facts</text:p>
          </table:table-cell>
          <table:table-cell office:value-type="string">
            <text:p>Sub-4_dse/2x2/instances/app157-339-3-6.facts</text:p>
          </table:table-cell>
          <table:table-cell office:value-type="string">
            <text:p>Sub-4_dse/2x2/instances/app164-339-3-6.facts</text:p>
          </table:table-cell>
          <table:table-cell office:value-type="string">
            <text:p>Sub-4_dse/2x2/instances/app167-339-3-6.facts</text:p>
          </table:table-cell>
          <table:table-cell office:value-type="string">
            <text:p>Sub-4_dse/2x2/instances/app18-379-7-6.facts</text:p>
          </table:table-cell>
          <table:table-cell office:value-type="string">
            <text:p>Sub-4_dse/2x2/instances/app19-400-5-4.facts</text:p>
          </table:table-cell>
          <table:table-cell office:value-type="string">
            <text:p>Sub-4_dse/2x2/instances/app196-210-3-6.facts</text:p>
          </table:table-cell>
          <table:table-cell office:value-type="string">
            <text:p>Sub-4_dse/2x2/instances/app41-400-5-4.facts</text:p>
          </table:table-cell>
          <table:table-cell office:value-type="string">
            <text:p>Sub-4_dse/2x2/instances/app44-219-5-4.facts</text:p>
          </table:table-cell>
          <table:table-cell office:value-type="string">
            <text:p>Sub-4_dse/2x2/instances/app47-219-3-2.facts</text:p>
          </table:table-cell>
          <table:table-cell office:value-type="string">
            <text:p>Sub-4_dse/2x2/instances/app49-210-5-4.facts</text:p>
          </table:table-cell>
          <table:table-cell office:value-type="string">
            <text:p>Sub-4_dse/2x2/instances/app53-379-7-6.facts</text:p>
          </table:table-cell>
          <table:table-cell office:value-type="string">
            <text:p>Sub-4_dse/2x2/instances/app58-259-7-6.facts</text:p>
          </table:table-cell>
          <table:table-cell office:value-type="string">
            <text:p>Sub-4_dse/2x2/instances/app6-209-10-9.facts</text:p>
          </table:table-cell>
          <table:table-cell office:value-type="string">
            <text:p>Sub-4_dse/2x2/instances/app63-360-5-4.facts</text:p>
          </table:table-cell>
          <table:table-cell office:value-type="string">
            <text:p>Sub-4_dse/2x2/instances/app71-240-3-2.facts</text:p>
          </table:table-cell>
          <table:table-cell office:value-type="string">
            <text:p>Sub-4_dse/2x2/instances/app72-219-3-2.facts</text:p>
          </table:table-cell>
          <table:table-cell office:value-type="string">
            <text:p>Sub-4_dse/2x2/instances/app76-210-5-4.facts</text:p>
          </table:table-cell>
          <table:table-cell office:value-type="string">
            <text:p>Sub-4_dse/2x2/instances/app8-240-5-4.facts</text:p>
          </table:table-cell>
          <table:table-cell office:value-type="string">
            <text:p>Sub-4_dse/2x2/instances/app84-240-3-2.facts</text:p>
          </table:table-cell>
          <table:table-cell office:value-type="string">
            <text:p>Sub-4_dse/2x2/instances/app85-339-3-2.facts</text:p>
          </table:table-cell>
          <table:table-cell office:value-type="string">
            <text:p>Sub-4_dse/2x2/instances/app87-209-10-9.facts</text:p>
          </table:table-cell>
          <table:table-cell office:value-type="string">
            <text:p>Sub-4_dse/2x2/instances/app9-379-7-6.facts</text:p>
          </table:table-cell>
          <table:table-cell office:value-type="string">
            <text:p>Sub-4_dse/2x2/instances/app90-360-5-4.facts</text:p>
          </table:table-cell>
          <table:table-cell office:value-type="string">
            <text:p>Sub-4_dse/3x3/instances/app0-260-5-4.facts</text:p>
          </table:table-cell>
          <table:table-cell office:value-type="string">
            <text:p>Sub-4_dse/3x3/instances/app114-210-3-6.facts</text:p>
          </table:table-cell>
          <table:table-cell office:value-type="string">
            <text:p>Sub-4_dse/3x3/instances/app13-219-5-4.facts</text:p>
          </table:table-cell>
          <table:table-cell office:value-type="string">
            <text:p>Sub-4_dse/3x3/instances/app136-210-3-6.facts</text:p>
          </table:table-cell>
          <table:table-cell office:value-type="string">
            <text:p>Sub-4_dse/3x3/instances/app14-319-7-6.facts</text:p>
          </table:table-cell>
          <table:table-cell office:value-type="string">
            <text:p>Sub-4_dse/3x3/instances/app147-300-3-6.facts</text:p>
          </table:table-cell>
          <table:table-cell office:value-type="string">
            <text:p>Sub-4_dse/3x3/instances/app15-270-5-4.facts</text:p>
          </table:table-cell>
          <table:table-cell office:value-type="string">
            <text:p>Sub-4_dse/3x3/instances/app157-339-3-6.facts</text:p>
          </table:table-cell>
          <table:table-cell office:value-type="string">
            <text:p>Sub-4_dse/3x3/instances/app164-339-3-6.facts</text:p>
          </table:table-cell>
          <table:table-cell office:value-type="string">
            <text:p>Sub-4_dse/3x3/instances/app167-339-3-6.facts</text:p>
          </table:table-cell>
          <table:table-cell office:value-type="string">
            <text:p>Sub-4_dse/3x3/instances/app18-379-7-6.facts</text:p>
          </table:table-cell>
          <table:table-cell office:value-type="string">
            <text:p>Sub-4_dse/3x3/instances/app19-400-5-4.facts</text:p>
          </table:table-cell>
          <table:table-cell office:value-type="string">
            <text:p>Sub-4_dse/3x3/instances/app196-210-3-6.facts</text:p>
          </table:table-cell>
          <table:table-cell office:value-type="string">
            <text:p>Sub-4_dse/3x3/instances/app41-400-5-4.facts</text:p>
          </table:table-cell>
          <table:table-cell office:value-type="string">
            <text:p>Sub-4_dse/3x3/instances/app44-219-5-4.facts</text:p>
          </table:table-cell>
          <table:table-cell office:value-type="string">
            <text:p>Sub-4_dse/3x3/instances/app47-219-3-2.facts</text:p>
          </table:table-cell>
          <table:table-cell office:value-type="string">
            <text:p>Sub-4_dse/3x3/instances/app49-210-5-4.facts</text:p>
          </table:table-cell>
          <table:table-cell office:value-type="string">
            <text:p>Sub-4_dse/3x3/instances/app53-379-7-6.facts</text:p>
          </table:table-cell>
          <table:table-cell office:value-type="string">
            <text:p>Sub-4_dse/3x3/instances/app58-259-7-6.facts</text:p>
          </table:table-cell>
          <table:table-cell office:value-type="string">
            <text:p>Sub-4_dse/3x3/instances/app6-209-10-9.facts</text:p>
          </table:table-cell>
          <table:table-cell office:value-type="string">
            <text:p>Sub-4_dse/3x3/instances/app63-360-5-4.facts</text:p>
          </table:table-cell>
          <table:table-cell office:value-type="string">
            <text:p>Sub-4_dse/3x3/instances/app71-240-3-2.facts</text:p>
          </table:table-cell>
          <table:table-cell office:value-type="string">
            <text:p>Sub-4_dse/3x3/instances/app72-219-3-2.facts</text:p>
          </table:table-cell>
          <table:table-cell office:value-type="string">
            <text:p>Sub-4_dse/3x3/instances/app76-210-5-4.facts</text:p>
          </table:table-cell>
          <table:table-cell office:value-type="string">
            <text:p>Sub-4_dse/3x3/instances/app8-240-5-4.facts</text:p>
          </table:table-cell>
          <table:table-cell office:value-type="string">
            <text:p>Sub-4_dse/3x3/instances/app84-240-3-2.facts</text:p>
          </table:table-cell>
          <table:table-cell office:value-type="string">
            <text:p>Sub-4_dse/3x3/instances/app85-339-3-2.facts</text:p>
          </table:table-cell>
          <table:table-cell office:value-type="string">
            <text:p>Sub-4_dse/3x3/instances/app87-209-10-9.facts</text:p>
          </table:table-cell>
          <table:table-cell office:value-type="string">
            <text:p>Sub-4_dse/3x3/instances/app9-379-7-6.facts</text:p>
          </table:table-cell>
          <table:table-cell office:value-type="string">
            <text:p>Sub-4_dse/3x3/instances/app90-360-5-4.facts</text:p>
          </table:table-cell>
          <table:table-cell office:value-type="string">
            <text:p>Sub-4_iscas85/instances/c3540/c3540.lp.1.3</text:p>
          </table:table-cell>
          <table:table-cell office:value-type="string">
            <text:p>Sub-4_iscas85/instances/c3540/c3540.lp.1.4</text:p>
          </table:table-cell>
          <table:table-cell office:value-type="string">
            <text:p>Sub-4_iscas85/instances/c3540/c3540.lp.1.5</text:p>
          </table:table-cell>
          <table:table-cell office:value-type="string">
            <text:p>Sub-4_iscas85/instances/c3540/c3540.lp.1.6</text:p>
          </table:table-cell>
          <table:table-cell office:value-type="string">
            <text:p>Sub-4_iscas85/instances/c3540/c3540.lp.1.7</text:p>
          </table:table-cell>
          <table:table-cell office:value-type="string">
            <text:p>Sub-4_iscas85/instances/c3540/c3540.lp.1.8</text:p>
          </table:table-cell>
          <table:table-cell office:value-type="string">
            <text:p>Sub-4_iscas85/instances/c3540/c3540.lp.10.4</text:p>
          </table:table-cell>
          <table:table-cell office:value-type="string">
            <text:p>Sub-4_iscas85/instances/c3540/c3540.lp.10.5</text:p>
          </table:table-cell>
          <table:table-cell office:value-type="string">
            <text:p>Sub-4_iscas85/instances/c3540/c3540.lp.10.7</text:p>
          </table:table-cell>
          <table:table-cell office:value-type="string">
            <text:p>Sub-4_iscas85/instances/c3540/c3540.lp.10.8</text:p>
          </table:table-cell>
          <table:table-cell office:value-type="string">
            <text:p>Sub-4_iscas85/instances/c3540/c3540.lp.2.3</text:p>
          </table:table-cell>
          <table:table-cell office:value-type="string">
            <text:p>Sub-4_iscas85/instances/c3540/c3540.lp.2.4</text:p>
          </table:table-cell>
          <table:table-cell office:value-type="string">
            <text:p>Sub-4_iscas85/instances/c3540/c3540.lp.3.3</text:p>
          </table:table-cell>
          <table:table-cell office:value-type="string">
            <text:p>Sub-4_iscas85/instances/c3540/c3540.lp.3.4</text:p>
          </table:table-cell>
          <table:table-cell office:value-type="string">
            <text:p>Sub-4_iscas85/instances/c3540/c3540.lp.4.2</text:p>
          </table:table-cell>
          <table:table-cell office:value-type="string">
            <text:p>Sub-4_iscas85/instances/c3540/c3540.lp.4.4</text:p>
          </table:table-cell>
          <table:table-cell office:value-type="string">
            <text:p>Sub-4_iscas85/instances/c3540/c3540.lp.4.6</text:p>
          </table:table-cell>
          <table:table-cell office:value-type="string">
            <text:p>Sub-4_iscas85/instances/c3540/c3540.lp.4.8</text:p>
          </table:table-cell>
          <table:table-cell office:value-type="string">
            <text:p>Sub-4_iscas85/instances/c3540/c3540.lp.5.3</text:p>
          </table:table-cell>
          <table:table-cell office:value-type="string">
            <text:p>Sub-4_iscas85/instances/c3540/c3540.lp.5.4</text:p>
          </table:table-cell>
          <table:table-cell office:value-type="string">
            <text:p>Sub-4_iscas85/instances/c3540/c3540.lp.5.5</text:p>
          </table:table-cell>
          <table:table-cell office:value-type="string">
            <text:p>Sub-4_iscas85/instances/c3540/c3540.lp.5.6</text:p>
          </table:table-cell>
          <table:table-cell office:value-type="string">
            <text:p>Sub-4_iscas85/instances/c3540/c3540.lp.6.4</text:p>
          </table:table-cell>
          <table:table-cell office:value-type="string">
            <text:p>Sub-4_iscas85/instances/c3540/c3540.lp.7.3</text:p>
          </table:table-cell>
          <table:table-cell office:value-type="string">
            <text:p>Sub-4_iscas85/instances/c3540/c3540.lp.8.3</text:p>
          </table:table-cell>
          <table:table-cell office:value-type="string">
            <text:p>Sub-4_iscas85/instances/c3540/c3540.lp.8.4</text:p>
          </table:table-cell>
          <table:table-cell office:value-type="string">
            <text:p>Sub-4_iscas85/instances/c3540/c3540.lp.9.2</text:p>
          </table:table-cell>
          <table:table-cell office:value-type="string">
            <text:p>Sub-4_iscas85/instances/c3540/c3540.lp.9.3</text:p>
          </table:table-cell>
          <table:table-cell office:value-type="string">
            <text:p>Sub-4_iscas85/instances/c3540/c3540.lp.9.4</text:p>
          </table:table-cell>
          <table:table-cell office:value-type="string">
            <text:p>Sub-4_iscas85/instances/c3540/c3540.lp.9.5</text:p>
          </table:table-cell>
          <table:table-cell office:value-type="string">
            <text:p>Sub-8_Timetabling/ud1/instances/DDS2.lp</text:p>
          </table:table-cell>
          <table:table-cell office:value-type="string">
            <text:p>Sub-8_Timetabling/ud1/instances/DDS3.lp</text:p>
          </table:table-cell>
          <table:table-cell office:value-type="string">
            <text:p>Sub-8_Timetabling/ud1/instances/DDS7.lp</text:p>
          </table:table-cell>
          <table:table-cell office:value-type="string">
            <text:p>Sub-8_Timetabling/ud1/instances/EA02.lp</text:p>
          </table:table-cell>
          <table:table-cell office:value-type="string">
            <text:p>Sub-8_Timetabling/ud1/instances/EA04.lp</text:p>
          </table:table-cell>
          <table:table-cell office:value-type="string">
            <text:p>Sub-8_Timetabling/ud1/instances/EA05.lp</text:p>
          </table:table-cell>
          <table:table-cell office:value-type="string">
            <text:p>Sub-8_Timetabling/ud1/instances/EA06.lp</text:p>
          </table:table-cell>
          <table:table-cell office:value-type="string">
            <text:p>Sub-8_Timetabling/ud1/instances/EA08.lp</text:p>
          </table:table-cell>
          <table:table-cell office:value-type="string">
            <text:p>Sub-8_Timetabling/ud1/instances/EA11.lp</text:p>
          </table:table-cell>
          <table:table-cell office:value-type="string">
            <text:p>Sub-8_Timetabling/ud1/instances/EA12.lp</text:p>
          </table:table-cell>
          <table:table-cell office:value-type="string">
            <text:p>Sub-8_Timetabling/ud1/instances/Udine6.lp</text:p>
          </table:table-cell>
          <table:table-cell office:value-type="string">
            <text:p>Sub-8_Timetabling/ud1/instances/comp11.lp</text:p>
          </table:table-cell>
          <table:table-cell office:value-type="string">
            <text:p>Sub-8_aspComp2013/crossing/instances/0001-crossing_minimization-9-0.asp</text:p>
          </table:table-cell>
          <table:table-cell office:value-type="string">
            <text:p>Sub-8_aspComp2013/crossing/instances/0002-crossing_minimization-9-0.asp</text:p>
          </table:table-cell>
          <table:table-cell office:value-type="string">
            <text:p>Sub-8_aspComp2013/crossing/instances/0003-crossing_minimization-9-0.asp</text:p>
          </table:table-cell>
          <table:table-cell office:value-type="string">
            <text:p>Sub-8_aspComp2013/crossing/instances/0004-crossing_minimization-9-0.asp</text:p>
          </table:table-cell>
          <table:table-cell office:value-type="string">
            <text:p>Sub-8_aspComp2013/crossing/instances/0005-crossing_minimization-9-0.asp</text:p>
          </table:table-cell>
          <table:table-cell office:value-type="string">
            <text:p>Sub-8_aspComp2013/crossing/instances/0006-crossing_minimization-9-0.asp</text:p>
          </table:table-cell>
          <table:table-cell office:value-type="string">
            <text:p>Sub-8_aspComp2013/crossing/instances/0008-crossing_minimization-9-0.asp</text:p>
          </table:table-cell>
          <table:table-cell office:value-type="string">
            <text:p>Sub-8_aspComp2013/crossing/instances/0009-crossing_minimization-9-0.asp</text:p>
          </table:table-cell>
          <table:table-cell office:value-type="string">
            <text:p>Sub-8_aspComp2013/crossing/instances/0010-crossing_minimization-9-0.asp</text:p>
          </table:table-cell>
          <table:table-cell office:value-type="string">
            <text:p>Sub-8_aspComp2013/crossing/instances/0022-crossing_minimization-8-0.asp</text:p>
          </table:table-cell>
          <table:table-cell office:value-type="string">
            <text:p>Sub-8_aspComp2013/crossing/instances/0023-crossing_minimization-8-0.asp</text:p>
          </table:table-cell>
          <table:table-cell office:value-type="string">
            <text:p>Sub-8_aspComp2013/crossing/instances/0024-crossing_minimization-8-0.asp</text:p>
          </table:table-cell>
          <table:table-cell office:value-type="string">
            <text:p>Sub-8_aspComp2013/crossing/instances/0025-crossing_minimization-8-0.asp</text:p>
          </table:table-cell>
          <table:table-cell office:value-type="string">
            <text:p>Sub-8_aspComp2013/crossing/instances/0027-crossing_minimization-8-0.asp</text:p>
          </table:table-cell>
          <table:table-cell office:value-type="string">
            <text:p>Sub-8_aspComp2013/crossing/instances/0028-crossing_minimization-8-0.asp</text:p>
          </table:table-cell>
          <table:table-cell office:value-type="string">
            <text:p>Sub-8_aspComp2013/crossing/instances/0029-crossing_minimization-8-0.asp</text:p>
          </table:table-cell>
          <table:table-cell office:value-type="string">
            <text:p>Sub-8_aspComp2013/crossing/instances/0030-crossing_minimization-8-0.asp</text:p>
          </table:table-cell>
          <table:table-cell office:value-type="string">
            <text:p>Sub-8_aspComp2013/crossing/instances/0039-crossing_minimization-9-0.asp</text:p>
          </table:table-cell>
          <table:table-cell office:value-type="string">
            <text:p>Sub-8_aspComp2013/crossing/instances/0051-crossing_minimization-8-0.asp</text:p>
          </table:table-cell>
          <table:table-cell office:value-type="string">
            <text:p>Sub-8_aspComp2013/crossing/instances/0052-crossing_minimization-8-0.asp</text:p>
          </table:table-cell>
          <table:table-cell office:value-type="string">
            <text:p>Sub-8_aspComp2013/crossing/instances/0054-crossing_minimization-8-0.asp</text:p>
          </table:table-cell>
          <table:table-cell office:value-type="string">
            <text:p>Sub-8_aspComp2013/crossing/instances/0055-crossing_minimization-8-0.asp</text:p>
          </table:table-cell>
          <table:table-cell office:value-type="string">
            <text:p>Sub-8_aspComp2013/crossing/instances/0057-crossing_minimization-8-0.asp</text:p>
          </table:table-cell>
          <table:table-cell office:value-type="string">
            <text:p>Sub-8_aspComp2013/crossing/instances/0074-crossing_minimization-8-0.asp</text:p>
          </table:table-cell>
          <table:table-cell office:value-type="string">
            <text:p>Sub-8_bio-expansion/instances/9000/ins_9000_0_0444</text:p>
          </table:table-cell>
          <table:table-cell office:value-type="string">
            <text:p>Sub-8_bio-expansion/instances/9000/ins_9000_1_0404</text:p>
          </table:table-cell>
          <table:table-cell office:value-type="string">
            <text:p>Sub-8_bio-expansion/instances/9000/ins_9000_1_0414</text:p>
          </table:table-cell>
          <table:table-cell office:value-type="string">
            <text:p>Sub-8_bio-expansion/instances/9000/ins_9000_1_0454</text:p>
          </table:table-cell>
          <table:table-cell office:value-type="string">
            <text:p>Sub-8_bio-expansion/instances/9000/ins_9000_1_0464</text:p>
          </table:table-cell>
          <table:table-cell office:value-type="string">
            <text:p>Sub-8_bio-expansion/instances/9000/ins_9000_1_0474</text:p>
          </table:table-cell>
          <table:table-cell office:value-type="string">
            <text:p>Sub-8_bio-expansion/instances/9000/ins_9000_2_0434</text:p>
          </table:table-cell>
          <table:table-cell office:value-type="string">
            <text:p>Sub-8_bio-expansion/instances/9000/ins_9000_2_0444</text:p>
          </table:table-cell>
          <table:table-cell office:value-type="string">
            <text:p>Sub-8_bio-expansion/instances/9000/ins_9000_2_0474</text:p>
          </table:table-cell>
          <table:table-cell office:value-type="string">
            <text:p>Sub-8_bio-expansion/instances/9000/ins_9000_2_0484</text:p>
          </table:table-cell>
          <table:table-cell office:value-type="string">
            <text:p>Sub-8_bio-expansion/instances/9000/ins_9000_3_0404</text:p>
          </table:table-cell>
          <table:table-cell office:value-type="string">
            <text:p>Sub-8_bio-expansion/instances/9000/ins_9000_3_0424</text:p>
          </table:table-cell>
          <table:table-cell office:value-type="string">
            <text:p>Sub-8_bio-expansion/instances/9000/ins_9000_3_0444</text:p>
          </table:table-cell>
          <table:table-cell office:value-type="string">
            <text:p>Sub-8_bio-expansion/instances/9000/ins_9000_4_0414</text:p>
          </table:table-cell>
          <table:table-cell office:value-type="string">
            <text:p>Sub-8_bio-expansion/instances/9000/ins_9000_4_0444</text:p>
          </table:table-cell>
          <table:table-cell office:value-type="string">
            <text:p>Sub-8_bio-expansion/instances/9000/ins_9000_5_0444</text:p>
          </table:table-cell>
          <table:table-cell office:value-type="string">
            <text:p>Sub-8_bio-expansion/instances/9000/ins_9000_5_0464</text:p>
          </table:table-cell>
          <table:table-cell office:value-type="string">
            <text:p>Sub-8_bio-expansion/instances/9000/ins_9000_5_0474</text:p>
          </table:table-cell>
          <table:table-cell office:value-type="string">
            <text:p>Sub-8_bio-expansion/instances/9000/ins_9000_6_0424</text:p>
          </table:table-cell>
          <table:table-cell office:value-type="string">
            <text:p>Sub-8_bio-expansion/instances/9000/ins_9000_6_0444</text:p>
          </table:table-cell>
          <table:table-cell office:value-type="string">
            <text:p>Sub-8_bio-expansion/instances/9000/ins_9000_6_0474</text:p>
          </table:table-cell>
          <table:table-cell office:value-type="string">
            <text:p>Sub-8_bio-expansion/instances/9000/ins_9000_7_0444</text:p>
          </table:table-cell>
          <table:table-cell office:value-type="string">
            <text:p>Sub-8_bio-expansion/instances/9000/ins_9000_7_0454</text:p>
          </table:table-cell>
          <table:table-cell office:value-type="string">
            <text:p>Sub-8_bio-expansion/instances/9000/ins_9000_8_0424</text:p>
          </table:table-cell>
          <table:table-cell office:value-type="string">
            <text:p>Sub-8_bio-expansion/instances/9000/ins_9000_8_0434</text:p>
          </table:table-cell>
          <table:table-cell office:value-type="string">
            <text:p>Sub-8_bio-expansion/instances/9000/ins_9000_9_0414</text:p>
          </table:table-cell>
          <table:table-cell office:value-type="string">
            <text:p>Sub-8_bio-expansion/instances/9000/ins_9000_9_0424</text:p>
          </table:table-cell>
          <table:table-cell office:value-type="string">
            <text:p>Sub-8_bio-expansion/instances/9000/ins_9000_9_0454</text:p>
          </table:table-cell>
          <table:table-cell office:value-type="string">
            <text:p>Sub-8_bio-expansion/instances/9000/ins_9000_9_0464</text:p>
          </table:table-cell>
          <table:table-cell office:value-type="string">
            <text:p>Sub-8_bio-expansion/instances/9000/ins_9000_9_0474</text:p>
          </table:table-cell>
          <table:table-cell office:value-type="string">
            <text:p>Sub-8_bio-repair/instances/Stat_vs_Exp/15/Stat_vs_Exp_103_15.lp</text:p>
          </table:table-cell>
          <table:table-cell office:value-type="string">
            <text:p>Sub-8_bio-repair/instances/Stat_vs_Exp/15/Stat_vs_Exp_105_15.lp</text:p>
          </table:table-cell>
          <table:table-cell office:value-type="string">
            <text:p>Sub-8_bio-repair/instances/Stat_vs_Exp/15/Stat_vs_Exp_108_15.lp</text:p>
          </table:table-cell>
          <table:table-cell office:value-type="string">
            <text:p>Sub-8_bio-repair/instances/Stat_vs_Exp/15/Stat_vs_Exp_110_15.lp</text:p>
          </table:table-cell>
          <table:table-cell office:value-type="string">
            <text:p>Sub-8_bio-repair/instances/Stat_vs_Exp/15/Stat_vs_Exp_116_15.lp</text:p>
          </table:table-cell>
          <table:table-cell office:value-type="string">
            <text:p>Sub-8_bio-repair/instances/Stat_vs_Exp/15/Stat_vs_Exp_119_15.lp</text:p>
          </table:table-cell>
          <table:table-cell office:value-type="string">
            <text:p>Sub-8_bio-repair/instances/Stat_vs_Exp/15/Stat_vs_Exp_12_15.lp</text:p>
          </table:table-cell>
          <table:table-cell office:value-type="string">
            <text:p>Sub-8_bio-repair/instances/Stat_vs_Exp/15/Stat_vs_Exp_133_15.lp</text:p>
          </table:table-cell>
          <table:table-cell office:value-type="string">
            <text:p>Sub-8_bio-repair/instances/Stat_vs_Exp/15/Stat_vs_Exp_137_15.lp</text:p>
          </table:table-cell>
          <table:table-cell office:value-type="string">
            <text:p>Sub-8_bio-repair/instances/Stat_vs_Exp/15/Stat_vs_Exp_140_15.lp</text:p>
          </table:table-cell>
          <table:table-cell office:value-type="string">
            <text:p>Sub-8_bio-repair/instances/Stat_vs_Exp/15/Stat_vs_Exp_146_15.lp</text:p>
          </table:table-cell>
          <table:table-cell office:value-type="string">
            <text:p>Sub-8_bio-repair/instances/Stat_vs_Exp/15/Stat_vs_Exp_147_15.lp</text:p>
          </table:table-cell>
          <table:table-cell office:value-type="string">
            <text:p>Sub-8_bio-repair/instances/Stat_vs_Exp/15/Stat_vs_Exp_151_15.lp</text:p>
          </table:table-cell>
          <table:table-cell office:value-type="string">
            <text:p>Sub-8_bio-repair/instances/Stat_vs_Exp/15/Stat_vs_Exp_157_15.lp</text:p>
          </table:table-cell>
          <table:table-cell office:value-type="string">
            <text:p>Sub-8_bio-repair/instances/Stat_vs_Exp/15/Stat_vs_Exp_171_15.lp</text:p>
          </table:table-cell>
          <table:table-cell office:value-type="string">
            <text:p>Sub-8_bio-repair/instances/Stat_vs_Exp/15/Stat_vs_Exp_173_15.lp</text:p>
          </table:table-cell>
          <table:table-cell office:value-type="string">
            <text:p>Sub-8_bio-repair/instances/Stat_vs_Exp/15/Stat_vs_Exp_17_15.lp</text:p>
          </table:table-cell>
          <table:table-cell office:value-type="string">
            <text:p>Sub-8_bio-repair/instances/Stat_vs_Exp/15/Stat_vs_Exp_190_15.lp</text:p>
          </table:table-cell>
          <table:table-cell office:value-type="string">
            <text:p>Sub-8_bio-repair/instances/Stat_vs_Exp/15/Stat_vs_Exp_195_15.lp</text:p>
          </table:table-cell>
          <table:table-cell office:value-type="string">
            <text:p>Sub-8_bio-repair/instances/Stat_vs_Exp/15/Stat_vs_Exp_1_15.lp</text:p>
          </table:table-cell>
          <table:table-cell office:value-type="string">
            <text:p>Sub-8_bio-repair/instances/Stat_vs_Exp/15/Stat_vs_Exp_30_15.lp</text:p>
          </table:table-cell>
          <table:table-cell office:value-type="string">
            <text:p>Sub-8_bio-repair/instances/Stat_vs_Exp/15/Stat_vs_Exp_3_15.lp</text:p>
          </table:table-cell>
          <table:table-cell office:value-type="string">
            <text:p>Sub-8_bio-repair/instances/Stat_vs_Exp/15/Stat_vs_Exp_44_15.lp</text:p>
          </table:table-cell>
          <table:table-cell office:value-type="string">
            <text:p>Sub-8_bio-repair/instances/Stat_vs_Exp/15/Stat_vs_Exp_46_15.lp</text:p>
          </table:table-cell>
          <table:table-cell office:value-type="string">
            <text:p>Sub-8_bio-repair/instances/Stat_vs_Exp/15/Stat_vs_Exp_54_15.lp</text:p>
          </table:table-cell>
          <table:table-cell office:value-type="string">
            <text:p>Sub-8_bio-repair/instances/Stat_vs_Exp/15/Stat_vs_Exp_56_15.lp</text:p>
          </table:table-cell>
          <table:table-cell office:value-type="string">
            <text:p>Sub-8_bio-repair/instances/Stat_vs_Exp/15/Stat_vs_Exp_57_15.lp</text:p>
          </table:table-cell>
          <table:table-cell office:value-type="string">
            <text:p>Sub-8_bio-repair/instances/Stat_vs_Exp/15/Stat_vs_Exp_63_15.lp</text:p>
          </table:table-cell>
          <table:table-cell office:value-type="string">
            <text:p>Sub-8_bio-repair/instances/Stat_vs_Exp/15/Stat_vs_Exp_67_15.lp</text:p>
          </table:table-cell>
          <table:table-cell office:value-type="string">
            <text:p>Sub-8_bio-repair/instances/Stat_vs_Exp/15/Stat_vs_Exp_69_15.lp</text:p>
          </table:table-cell>
          <table:table-cell office:value-type="string">
            <text:p>Sub-8_dse/2x2/instances/app0-260-5-4.facts</text:p>
          </table:table-cell>
          <table:table-cell office:value-type="string">
            <text:p>Sub-8_dse/2x2/instances/app114-210-3-6.facts</text:p>
          </table:table-cell>
          <table:table-cell office:value-type="string">
            <text:p>Sub-8_dse/2x2/instances/app13-219-5-4.facts</text:p>
          </table:table-cell>
          <table:table-cell office:value-type="string">
            <text:p>Sub-8_dse/2x2/instances/app136-210-3-6.facts</text:p>
          </table:table-cell>
          <table:table-cell office:value-type="string">
            <text:p>Sub-8_dse/2x2/instances/app14-319-7-6.facts</text:p>
          </table:table-cell>
          <table:table-cell office:value-type="string">
            <text:p>Sub-8_dse/2x2/instances/app147-300-3-6.facts</text:p>
          </table:table-cell>
          <table:table-cell office:value-type="string">
            <text:p>Sub-8_dse/2x2/instances/app15-270-5-4.facts</text:p>
          </table:table-cell>
          <table:table-cell office:value-type="string">
            <text:p>Sub-8_dse/2x2/instances/app157-339-3-6.facts</text:p>
          </table:table-cell>
          <table:table-cell office:value-type="string">
            <text:p>Sub-8_dse/2x2/instances/app164-339-3-6.facts</text:p>
          </table:table-cell>
          <table:table-cell office:value-type="string">
            <text:p>Sub-8_dse/2x2/instances/app167-339-3-6.facts</text:p>
          </table:table-cell>
          <table:table-cell office:value-type="string">
            <text:p>Sub-8_dse/2x2/instances/app18-379-7-6.facts</text:p>
          </table:table-cell>
          <table:table-cell office:value-type="string">
            <text:p>Sub-8_dse/2x2/instances/app19-400-5-4.facts</text:p>
          </table:table-cell>
          <table:table-cell office:value-type="string">
            <text:p>Sub-8_dse/2x2/instances/app196-210-3-6.facts</text:p>
          </table:table-cell>
          <table:table-cell office:value-type="string">
            <text:p>Sub-8_dse/2x2/instances/app41-400-5-4.facts</text:p>
          </table:table-cell>
          <table:table-cell office:value-type="string">
            <text:p>Sub-8_dse/2x2/instances/app44-219-5-4.facts</text:p>
          </table:table-cell>
          <table:table-cell office:value-type="string">
            <text:p>Sub-8_dse/2x2/instances/app47-219-3-2.facts</text:p>
          </table:table-cell>
          <table:table-cell office:value-type="string">
            <text:p>Sub-8_dse/2x2/instances/app49-210-5-4.facts</text:p>
          </table:table-cell>
          <table:table-cell office:value-type="string">
            <text:p>Sub-8_dse/2x2/instances/app53-379-7-6.facts</text:p>
          </table:table-cell>
          <table:table-cell office:value-type="string">
            <text:p>Sub-8_dse/2x2/instances/app58-259-7-6.facts</text:p>
          </table:table-cell>
          <table:table-cell office:value-type="string">
            <text:p>Sub-8_dse/2x2/instances/app6-209-10-9.facts</text:p>
          </table:table-cell>
          <table:table-cell office:value-type="string">
            <text:p>Sub-8_dse/2x2/instances/app63-360-5-4.facts</text:p>
          </table:table-cell>
          <table:table-cell office:value-type="string">
            <text:p>Sub-8_dse/2x2/instances/app71-240-3-2.facts</text:p>
          </table:table-cell>
          <table:table-cell office:value-type="string">
            <text:p>Sub-8_dse/2x2/instances/app72-219-3-2.facts</text:p>
          </table:table-cell>
          <table:table-cell office:value-type="string">
            <text:p>Sub-8_dse/2x2/instances/app76-210-5-4.facts</text:p>
          </table:table-cell>
          <table:table-cell office:value-type="string">
            <text:p>Sub-8_dse/2x2/instances/app8-240-5-4.facts</text:p>
          </table:table-cell>
          <table:table-cell office:value-type="string">
            <text:p>Sub-8_dse/2x2/instances/app84-240-3-2.facts</text:p>
          </table:table-cell>
          <table:table-cell office:value-type="string">
            <text:p>Sub-8_dse/2x2/instances/app85-339-3-2.facts</text:p>
          </table:table-cell>
          <table:table-cell office:value-type="string">
            <text:p>Sub-8_dse/2x2/instances/app87-209-10-9.facts</text:p>
          </table:table-cell>
          <table:table-cell office:value-type="string">
            <text:p>Sub-8_dse/2x2/instances/app9-379-7-6.facts</text:p>
          </table:table-cell>
          <table:table-cell office:value-type="string">
            <text:p>Sub-8_dse/2x2/instances/app90-360-5-4.facts</text:p>
          </table:table-cell>
          <table:table-cell office:value-type="string">
            <text:p>Sub-8_dse/3x3/instances/app0-260-5-4.facts</text:p>
          </table:table-cell>
          <table:table-cell office:value-type="string">
            <text:p>Sub-8_dse/3x3/instances/app114-210-3-6.facts</text:p>
          </table:table-cell>
          <table:table-cell office:value-type="string">
            <text:p>Sub-8_dse/3x3/instances/app13-219-5-4.facts</text:p>
          </table:table-cell>
          <table:table-cell office:value-type="string">
            <text:p>Sub-8_dse/3x3/instances/app136-210-3-6.facts</text:p>
          </table:table-cell>
          <table:table-cell office:value-type="string">
            <text:p>Sub-8_dse/3x3/instances/app14-319-7-6.facts</text:p>
          </table:table-cell>
          <table:table-cell office:value-type="string">
            <text:p>Sub-8_dse/3x3/instances/app147-300-3-6.facts</text:p>
          </table:table-cell>
          <table:table-cell office:value-type="string">
            <text:p>Sub-8_dse/3x3/instances/app15-270-5-4.facts</text:p>
          </table:table-cell>
          <table:table-cell office:value-type="string">
            <text:p>Sub-8_dse/3x3/instances/app157-339-3-6.facts</text:p>
          </table:table-cell>
          <table:table-cell office:value-type="string">
            <text:p>Sub-8_dse/3x3/instances/app164-339-3-6.facts</text:p>
          </table:table-cell>
          <table:table-cell office:value-type="string">
            <text:p>Sub-8_dse/3x3/instances/app167-339-3-6.facts</text:p>
          </table:table-cell>
          <table:table-cell office:value-type="string">
            <text:p>Sub-8_dse/3x3/instances/app18-379-7-6.facts</text:p>
          </table:table-cell>
          <table:table-cell office:value-type="string">
            <text:p>Sub-8_dse/3x3/instances/app19-400-5-4.facts</text:p>
          </table:table-cell>
          <table:table-cell office:value-type="string">
            <text:p>Sub-8_dse/3x3/instances/app196-210-3-6.facts</text:p>
          </table:table-cell>
          <table:table-cell office:value-type="string">
            <text:p>Sub-8_dse/3x3/instances/app41-400-5-4.facts</text:p>
          </table:table-cell>
          <table:table-cell office:value-type="string">
            <text:p>Sub-8_dse/3x3/instances/app44-219-5-4.facts</text:p>
          </table:table-cell>
          <table:table-cell office:value-type="string">
            <text:p>Sub-8_dse/3x3/instances/app47-219-3-2.facts</text:p>
          </table:table-cell>
          <table:table-cell office:value-type="string">
            <text:p>Sub-8_dse/3x3/instances/app49-210-5-4.facts</text:p>
          </table:table-cell>
          <table:table-cell office:value-type="string">
            <text:p>Sub-8_dse/3x3/instances/app53-379-7-6.facts</text:p>
          </table:table-cell>
          <table:table-cell office:value-type="string">
            <text:p>Sub-8_dse/3x3/instances/app58-259-7-6.facts</text:p>
          </table:table-cell>
          <table:table-cell office:value-type="string">
            <text:p>Sub-8_dse/3x3/instances/app6-209-10-9.facts</text:p>
          </table:table-cell>
          <table:table-cell office:value-type="string">
            <text:p>Sub-8_dse/3x3/instances/app63-360-5-4.facts</text:p>
          </table:table-cell>
          <table:table-cell office:value-type="string">
            <text:p>Sub-8_dse/3x3/instances/app71-240-3-2.facts</text:p>
          </table:table-cell>
          <table:table-cell office:value-type="string">
            <text:p>Sub-8_dse/3x3/instances/app72-219-3-2.facts</text:p>
          </table:table-cell>
          <table:table-cell office:value-type="string">
            <text:p>Sub-8_dse/3x3/instances/app76-210-5-4.facts</text:p>
          </table:table-cell>
          <table:table-cell office:value-type="string">
            <text:p>Sub-8_dse/3x3/instances/app8-240-5-4.facts</text:p>
          </table:table-cell>
          <table:table-cell office:value-type="string">
            <text:p>Sub-8_dse/3x3/instances/app84-240-3-2.facts</text:p>
          </table:table-cell>
          <table:table-cell office:value-type="string">
            <text:p>Sub-8_dse/3x3/instances/app85-339-3-2.facts</text:p>
          </table:table-cell>
          <table:table-cell office:value-type="string">
            <text:p>Sub-8_dse/3x3/instances/app87-209-10-9.facts</text:p>
          </table:table-cell>
          <table:table-cell office:value-type="string">
            <text:p>Sub-8_dse/3x3/instances/app9-379-7-6.facts</text:p>
          </table:table-cell>
          <table:table-cell office:value-type="string">
            <text:p>Sub-8_dse/3x3/instances/app90-360-5-4.facts</text:p>
          </table:table-cell>
          <table:table-cell office:value-type="string">
            <text:p>Sub-8_iscas85/instances/c3540/c3540.lp.1.3</text:p>
          </table:table-cell>
          <table:table-cell office:value-type="string">
            <text:p>Sub-8_iscas85/instances/c3540/c3540.lp.1.4</text:p>
          </table:table-cell>
          <table:table-cell office:value-type="string">
            <text:p>Sub-8_iscas85/instances/c3540/c3540.lp.1.5</text:p>
          </table:table-cell>
          <table:table-cell office:value-type="string">
            <text:p>Sub-8_iscas85/instances/c3540/c3540.lp.1.6</text:p>
          </table:table-cell>
          <table:table-cell office:value-type="string">
            <text:p>Sub-8_iscas85/instances/c3540/c3540.lp.1.7</text:p>
          </table:table-cell>
          <table:table-cell office:value-type="string">
            <text:p>Sub-8_iscas85/instances/c3540/c3540.lp.1.8</text:p>
          </table:table-cell>
          <table:table-cell office:value-type="string">
            <text:p>Sub-8_iscas85/instances/c3540/c3540.lp.10.4</text:p>
          </table:table-cell>
          <table:table-cell office:value-type="string">
            <text:p>Sub-8_iscas85/instances/c3540/c3540.lp.10.5</text:p>
          </table:table-cell>
          <table:table-cell office:value-type="string">
            <text:p>Sub-8_iscas85/instances/c3540/c3540.lp.10.7</text:p>
          </table:table-cell>
          <table:table-cell office:value-type="string">
            <text:p>Sub-8_iscas85/instances/c3540/c3540.lp.10.8</text:p>
          </table:table-cell>
          <table:table-cell office:value-type="string">
            <text:p>Sub-8_iscas85/instances/c3540/c3540.lp.2.3</text:p>
          </table:table-cell>
          <table:table-cell office:value-type="string">
            <text:p>Sub-8_iscas85/instances/c3540/c3540.lp.2.4</text:p>
          </table:table-cell>
          <table:table-cell office:value-type="string">
            <text:p>Sub-8_iscas85/instances/c3540/c3540.lp.3.3</text:p>
          </table:table-cell>
          <table:table-cell office:value-type="string">
            <text:p>Sub-8_iscas85/instances/c3540/c3540.lp.3.4</text:p>
          </table:table-cell>
          <table:table-cell office:value-type="string">
            <text:p>Sub-8_iscas85/instances/c3540/c3540.lp.4.2</text:p>
          </table:table-cell>
          <table:table-cell office:value-type="string">
            <text:p>Sub-8_iscas85/instances/c3540/c3540.lp.4.4</text:p>
          </table:table-cell>
          <table:table-cell office:value-type="string">
            <text:p>Sub-8_iscas85/instances/c3540/c3540.lp.4.6</text:p>
          </table:table-cell>
          <table:table-cell office:value-type="string">
            <text:p>Sub-8_iscas85/instances/c3540/c3540.lp.4.8</text:p>
          </table:table-cell>
          <table:table-cell office:value-type="string">
            <text:p>Sub-8_iscas85/instances/c3540/c3540.lp.5.3</text:p>
          </table:table-cell>
          <table:table-cell office:value-type="string">
            <text:p>Sub-8_iscas85/instances/c3540/c3540.lp.5.4</text:p>
          </table:table-cell>
          <table:table-cell office:value-type="string">
            <text:p>Sub-8_iscas85/instances/c3540/c3540.lp.5.5</text:p>
          </table:table-cell>
          <table:table-cell office:value-type="string">
            <text:p>Sub-8_iscas85/instances/c3540/c3540.lp.5.6</text:p>
          </table:table-cell>
          <table:table-cell office:value-type="string">
            <text:p>Sub-8_iscas85/instances/c3540/c3540.lp.6.4</text:p>
          </table:table-cell>
          <table:table-cell office:value-type="string">
            <text:p>Sub-8_iscas85/instances/c3540/c3540.lp.7.3</text:p>
          </table:table-cell>
          <table:table-cell office:value-type="string">
            <text:p>Sub-8_iscas85/instances/c3540/c3540.lp.8.3</text:p>
          </table:table-cell>
          <table:table-cell office:value-type="string">
            <text:p>Sub-8_iscas85/instances/c3540/c3540.lp.8.4</text:p>
          </table:table-cell>
          <table:table-cell office:value-type="string">
            <text:p>Sub-8_iscas85/instances/c3540/c3540.lp.9.2</text:p>
          </table:table-cell>
          <table:table-cell office:value-type="string">
            <text:p>Sub-8_iscas85/instances/c3540/c3540.lp.9.3</text:p>
          </table:table-cell>
          <table:table-cell office:value-type="string">
            <text:p>Sub-8_iscas85/instances/c3540/c3540.lp.9.4</text:p>
          </table:table-cell>
          <table:table-cell office:value-type="string">
            <text:p>Sub-8_iscas85/instances/c3540/c3540.lp.9.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Q-4-a</text:p>
          </table:table-cell>
          <table:table-cell office:value="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maxmin-t</text:p>
          </table:table-cell>
          <table:table-cell office:value="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vguide_pguide_rdm</text:p>
          </table:table-cell>
          <table:table-cell office:value="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maxmin</text:p>
          </table:table-cell>
          <table:table-cell office:value="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vguide_pguide</text:p>
          </table:table-cell>
          <table:table-cell office:value="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pguide</text:p>
          </table:table-cell>
          <table:table-cell office:value="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random</text:p>
          </table:table-cell>
          <table:table-cell office:value="1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both</text:p>
          </table:table-cell>
          <table:table-cell office:value="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positive</text:p>
          </table:table-cell>
          <table:table-cell office:value="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negative</text:p>
          </table:table-cell>
          <table:table-cell office:value="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last-negative</text:p>
          </table:table-cell>
          <table:table-cell office:value="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last-both</text:p>
          </table:table-cell>
          <table:table-cell office:value="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-last-positive</text:p>
          </table:table-cell>
          <table:table-cell office:value="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andom-sign</text:p>
          </table:table-cell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andom</text:p>
          </table:table-cell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dynamic</text:p>
          </table:table-cell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-pguide</text:p>
          </table:table-cell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5-06T12:07:46.745290</meta:creation-date>
    <dc:date>2016-05-06T12:07:47.117722</dc:date>
    <meta:generator>http://pypi.python.org/pypi/ezodf/0.1.0$Python2.7.3 (default, Mar 13 2014, 11:03:55) 
[GCC 4.7.2]</meta:generator>
    <meta:document-statistic/>
    <meta:editing-cycles>1</meta:editing-cycles>
  </office:meta>
</office:document-meta>
</file>